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3318444270931522" office:value-type="float"/>
          <table:table-cell office:value="-0.002588193217392902" office:value-type="float"/>
          <table:table-cell office:value="-0.0019779642868845565" office:value-type="float"/>
          <table:table-cell office:value="0.0003097703461031596" office:value-type="float"/>
          <table:table-cell office:value="-0.00911529823228628" office:value-type="float"/>
          <table:table-cell office:value="0.013682686022520632" office:value-type="float"/>
          <table:table-cell office:value="0.06990609970104567" office:value-type="float"/>
          <table:table-cell office:value="1" office:value-type="float"/>
          <table:table-cell office:value="0.11086655281768465" office:value-type="float"/>
          <table:table-cell office:value="-0.1551383175815766" office:value-type="float"/>
          <table:table-cell office:value="-0.599001681881429" office:value-type="float"/>
          <table:table-cell office:value="0.35718291460490303" office:value-type="float"/>
          <table:table-cell office:value="-0.2966152981507033" office:value-type="float"/>
          <table:table-cell office:value="0.9856314542685547" office:value-type="float"/>
        </table:table-row>
        <table:table-row>
          <table:table-cell office:value="0.00503979744120555" office:value-type="float"/>
          <table:table-cell office:value="0.0016517852582336717" office:value-type="float"/>
          <table:table-cell office:value="0.002441046809161732" office:value-type="float"/>
          <table:table-cell office:value="-0.004677137531938885" office:value-type="float"/>
          <table:table-cell office:value="-0.003929588105657377" office:value-type="float"/>
          <table:table-cell office:value="0.0074205856827734605" office:value-type="float"/>
          <table:table-cell office:value="0.08430301810792937" office:value-type="float"/>
          <table:table-cell office:value="2" office:value-type="float"/>
          <table:table-cell office:value="0.8358241712137071" office:value-type="float"/>
          <table:table-cell office:value="0.42399784756265735" office:value-type="float"/>
          <table:table-cell office:value="0.4419011096046288" office:value-type="float"/>
          <table:table-cell office:value="-0.4986907878042044" office:value-type="float"/>
          <table:table-cell office:value="0.5185710126628902" office:value-type="float"/>
          <table:table-cell office:value="-0.6262100339747172" office:value-type="float"/>
        </table:table-row>
        <table:table-row>
          <table:table-cell office:value="-0.0037173759272420004" office:value-type="float"/>
          <table:table-cell office:value="-0.00816822262304892" office:value-type="float"/>
          <table:table-cell office:value="-0.00032110345036430064" office:value-type="float"/>
          <table:table-cell office:value="0.001998000626831948" office:value-type="float"/>
          <table:table-cell office:value="-0.0009609755608862274" office:value-type="float"/>
          <table:table-cell office:value="0.009048847919766671" office:value-type="float"/>
          <table:table-cell office:value="0.24820327560593808" office:value-type="float"/>
          <table:table-cell office:value="3" office:value-type="float"/>
          <table:table-cell office:value="-0.8757173368447551" office:value-type="float"/>
          <table:table-cell office:value="-0.9820007881282593" office:value-type="float"/>
          <table:table-cell office:value="-0.2762150259526033" office:value-type="float"/>
          <table:table-cell office:value="0.6675138158770832" office:value-type="float"/>
          <table:table-cell office:value="0.296861254477115" office:value-type="float"/>
          <table:table-cell office:value="0.16282622369932098" office:value-type="float"/>
        </table:table-row>
        <table:table-row>
          <table:table-cell office:value="-0.00589600910737918" office:value-type="float"/>
          <table:table-cell office:value="-0.015688009485402957" office:value-type="float"/>
          <table:table-cell office:value="-0.0029919943270151385" office:value-type="float"/>
          <table:table-cell office:value="-0.001705086977040189" office:value-type="float"/>
          <table:table-cell office:value="0.002791313616632328" office:value-type="float"/>
          <table:table-cell office:value="0.013317228070355437" office:value-type="float"/>
          <table:table-cell office:value="0.08035669627446956" office:value-type="float"/>
          <table:table-cell office:value="4" office:value-type="float"/>
          <table:table-cell office:value="-0.21786331801371794" office:value-type="float"/>
          <table:table-cell office:value="-0.7519786862354036" office:value-type="float"/>
          <table:table-cell office:value="-0.26708908766508377" office:value-type="float"/>
          <table:table-cell office:value="-0.3703087603872137" office:value-type="float"/>
          <table:table-cell office:value="0.3752289177518555" office:value-type="float"/>
          <table:table-cell office:value="0.42683801505887664" office:value-type="float"/>
        </table:table-row>
        <table:table-row>
          <table:table-cell office:value="-0.004030553875620337" office:value-type="float"/>
          <table:table-cell office:value="-0.01021412143735434" office:value-type="float"/>
          <table:table-cell office:value="0.0009919770006385584" office:value-type="float"/>
          <table:table-cell office:value="-0.009463387924376176" office:value-type="float"/>
          <table:table-cell office:value="-0.005193156225076962" office:value-type="float"/>
          <table:table-cell office:value="0.004731339611622429" office:value-type="float"/>
          <table:table-cell office:value="0.6644640572796385" office:value-type="float"/>
          <table:table-cell office:value="5" office:value-type="float"/>
          <table:table-cell office:value="0.18654552317588435" office:value-type="float"/>
          <table:table-cell office:value="0.5473888048048616" office:value-type="float"/>
          <table:table-cell office:value="0.3983971327653697" office:value-type="float"/>
          <table:table-cell office:value="-0.7758300947335988" office:value-type="float"/>
          <table:table-cell office:value="-0.798446984170929" office:value-type="float"/>
          <table:table-cell office:value="-0.8585888458733009" office:value-type="float"/>
        </table:table-row>
        <table:table-row>
          <table:table-cell office:value="-0.005222456127798116" office:value-type="float"/>
          <table:table-cell office:value="-0.014807448140859238" office:value-type="float"/>
          <table:table-cell office:value="-0.0019159090962094262" office:value-type="float"/>
          <table:table-cell office:value="-0.01433836111217221" office:value-type="float"/>
          <table:table-cell office:value="0.0021935853992331514" office:value-type="float"/>
          <table:table-cell office:value="0.012866848821642053" office:value-type="float"/>
          <table:table-cell office:value="0.2889737060136468" office:value-type="float"/>
          <table:table-cell office:value="6" office:value-type="float"/>
          <table:table-cell office:value="-0.11919022521777789" office:value-type="float"/>
          <table:table-cell office:value="-0.45933267035048986" office:value-type="float"/>
          <table:table-cell office:value="-0.29078860968479847" office:value-type="float"/>
          <table:table-cell office:value="-0.48749731877960345" office:value-type="float"/>
          <table:table-cell office:value="0.7386741624310114" office:value-type="float"/>
          <table:table-cell office:value="0.8135509210019625" office:value-type="float"/>
        </table:table-row>
        <table:table-row>
          <table:table-cell office:value="-0.012868326182747183" office:value-type="float"/>
          <table:table-cell office:value="-0.01650216805288995" office:value-type="float"/>
          <table:table-cell office:value="0.0032397949718962534" office:value-type="float"/>
          <table:table-cell office:value="-0.015387295909988467" office:value-type="float"/>
          <table:table-cell office:value="-0.006663076609632019" office:value-type="float"/>
          <table:table-cell office:value="0.004737908978575333" office:value-type="float"/>
          <table:table-cell office:value="0.8175436952409748" office:value-type="float"/>
          <table:table-cell office:value="7" office:value-type="float"/>
          <table:table-cell office:value="-0.7645870054949067" office:value-type="float"/>
          <table:table-cell office:value="-0.1694719912030711" office:value-type="float"/>
          <table:table-cell office:value="0.515570406810568" office:value-type="float"/>
          <table:table-cell office:value="-0.10489347978162566" office:value-type="float"/>
          <table:table-cell office:value="-0.885666200886517" office:value-type="float"/>
          <table:table-cell office:value="-0.812893984306672" office:value-type="float"/>
        </table:table-row>
        <table:table-row>
          <table:table-cell office:value="-0.008167434409736364" office:value-type="float"/>
          <table:table-cell office:value="-0.026222099298939122" office:value-type="float"/>
          <table:table-cell office:value="-0.006040965930560378" office:value-type="float"/>
          <table:table-cell office:value="-0.010820412212778779" office:value-type="float"/>
          <table:table-cell office:value="-0.00435155532867044" office:value-type="float"/>
          <table:table-cell office:value="0.010387684534544583" office:value-type="float"/>
          <table:table-cell office:value="0.08119198962190419" office:value-type="float"/>
          <table:table-cell office:value="8" office:value-type="float"/>
          <table:table-cell office:value="0.470089177301082" office:value-type="float"/>
          <table:table-cell office:value="-0.9719931246049169" office:value-type="float"/>
          <table:table-cell office:value="-0.9280760902456631" office:value-type="float"/>
          <table:table-cell office:value="0.45668836972096893" office:value-type="float"/>
          <table:table-cell office:value="0.23115212809615793" office:value-type="float"/>
          <table:table-cell office:value="0.564977555596925" office:value-type="float"/>
        </table:table-row>
        <table:table-row>
          <table:table-cell office:value="-0.017621398716616114" office:value-type="float"/>
          <table:table-cell office:value="-0.022729881068210188" office:value-type="float"/>
          <table:table-cell office:value="-0.009487686844855977" office:value-type="float"/>
          <table:table-cell office:value="-0.002916655354360309" office:value-type="float"/>
          <table:table-cell office:value="0.0021217233700969685" office:value-type="float"/>
          <table:table-cell office:value="0.0012699692977815365" office:value-type="float"/>
          <table:table-cell office:value="0.07679614958016966" office:value-type="float"/>
          <table:table-cell office:value="9" office:value-type="float"/>
          <table:table-cell office:value="-0.945396430687975" office:value-type="float"/>
          <table:table-cell office:value="0.3492218230728934" office:value-type="float"/>
          <table:table-cell office:value="-0.34467209142956" office:value-type="float"/>
          <table:table-cell office:value="0.7903756858418469" office:value-type="float"/>
          <table:table-cell office:value="0.6473278698767408" office:value-type="float"/>
          <table:table-cell office:value="-0.9117715236763047" office:value-type="float"/>
        </table:table-row>
        <table:table-row>
          <table:table-cell office:value="-0.018931153088635064" office:value-type="float"/>
          <table:table-cell office:value="-0.017743424348709028" office:value-type="float"/>
          <table:table-cell office:value="-0.018406125077631244" office:value-type="float"/>
          <table:table-cell office:value="-0.0005067675298268412" office:value-type="float"/>
          <table:table-cell office:value="-0.0023521180292779857" office:value-type="float"/>
          <table:table-cell office:value="-0.0002906887946494323" office:value-type="float"/>
          <table:table-cell office:value="0.08612920807774024" office:value-type="float"/>
          <table:table-cell office:value="10" office:value-type="float"/>
          <table:table-cell office:value="-0.13097543720189497" office:value-type="float"/>
          <table:table-cell office:value="0.498645671950116" office:value-type="float"/>
          <table:table-cell office:value="-0.8918438232775268" office:value-type="float"/>
          <table:table-cell office:value="0.24098878245334676" office:value-type="float"/>
          <table:table-cell office:value="-0.4473841399374954" office:value-type="float"/>
          <table:table-cell office:value="-0.15606580924309688" office:value-type="float"/>
        </table:table-row>
        <table:table-row>
          <table:table-cell office:value="-0.020779868034124283" office:value-type="float"/>
          <table:table-cell office:value="-0.025142871202734392" office:value-type="float"/>
          <table:table-cell office:value="-0.023721655099423214" office:value-type="float"/>
          <table:table-cell office:value="-0.01031111146814245" office:value-type="float"/>
          <table:table-cell office:value="0.0012570990219566355" office:value-type="float"/>
          <table:table-cell office:value="-0.0046979810397100846" office:value-type="float"/>
          <table:table-cell office:value="0.08381557635357206" office:value-type="float"/>
          <table:table-cell office:value="11" office:value-type="float"/>
          <table:table-cell office:value="-0.18487149454892204" office:value-type="float"/>
          <table:table-cell office:value="-0.7399446854025364" office:value-type="float"/>
          <table:table-cell office:value="-0.5315530021791968" office:value-type="float"/>
          <table:table-cell office:value="-0.9804343938315607" office:value-type="float"/>
          <table:table-cell office:value="0.3609217051234621" office:value-type="float"/>
          <table:table-cell office:value="-0.4407292245060652" office:value-type="float"/>
        </table:table-row>
        <table:table-row>
          <table:table-cell office:value="-0.027566743304061527" office:value-type="float"/>
          <table:table-cell office:value="-0.02079604591723836" office:value-type="float"/>
          <table:table-cell office:value="-0.03182260828851455" office:value-type="float"/>
          <table:table-cell office:value="-0.008134115995743757" office:value-type="float"/>
          <table:table-cell office:value="-0.0008286462013977693" office:value-type="float"/>
          <table:table-cell office:value="-0.010361494230957944" office:value-type="float"/>
          <table:table-cell office:value="0.08142874298822246" office:value-type="float"/>
          <table:table-cell office:value="12" office:value-type="float"/>
          <table:table-cell office:value="-0.6786875269937243" office:value-type="float"/>
          <table:table-cell office:value="0.434682528549603" office:value-type="float"/>
          <table:table-cell office:value="-0.8100953189091336" office:value-type="float"/>
          <table:table-cell office:value="0.21769954723986928" office:value-type="float"/>
          <table:table-cell office:value="-0.2085745223354405" office:value-type="float"/>
          <table:table-cell office:value="-0.566351319124786" office:value-type="float"/>
        </table:table-row>
        <table:table-row>
          <table:table-cell office:value="-0.027680324247157984" office:value-type="float"/>
          <table:table-cell office:value="-0.019193573585799588" office:value-type="float"/>
          <table:table-cell office:value="-0.03241795345308343" office:value-type="float"/>
          <table:table-cell office:value="-0.01388230035571678" office:value-type="float"/>
          <table:table-cell office:value="-0.0011894914818985638" office:value-type="float"/>
          <table:table-cell office:value="-0.016947804759489628" office:value-type="float"/>
          <table:table-cell office:value="0.08174189945274021" office:value-type="float"/>
          <table:table-cell office:value="13" office:value-type="float"/>
          <table:table-cell office:value="-0.011358094309645628" office:value-type="float"/>
          <table:table-cell office:value="0.16024723314387734" office:value-type="float"/>
          <table:table-cell office:value="-0.05953451645688834" office:value-type="float"/>
          <table:table-cell office:value="-0.5748184359973021" office:value-type="float"/>
          <table:table-cell office:value="-0.036084528050079445" office:value-type="float"/>
          <table:table-cell office:value="-0.6586310528531683" office:value-type="float"/>
        </table:table-row>
        <table:table-row>
          <table:table-cell office:value="-0.026993396520390348" office:value-type="float"/>
          <table:table-cell office:value="-0.01967064060766212" office:value-type="float"/>
          <table:table-cell office:value="-0.026730332385007317" office:value-type="float"/>
          <table:table-cell office:value="-0.01612043636552389" office:value-type="float"/>
          <table:table-cell office:value="0.0056653842925347255" office:value-type="float"/>
          <table:table-cell office:value="-0.025207454325856568" office:value-type="float"/>
          <table:table-cell office:value="0.08185271624898388" office:value-type="float"/>
          <table:table-cell office:value="14" office:value-type="float"/>
          <table:table-cell office:value="0.06869277267676366" office:value-type="float"/>
          <table:table-cell office:value="-0.04770670218625339" office:value-type="float"/>
          <table:table-cell office:value="0.5687621068076114" office:value-type="float"/>
          <table:table-cell office:value="-0.223813600980711" office:value-type="float"/>
          <table:table-cell office:value="0.6854875774433289" office:value-type="float"/>
          <table:table-cell office:value="-0.8259649566366938" office:value-type="float"/>
        </table:table-row>
        <table:table-row>
          <table:table-cell office:value="-0.02958612348565364" office:value-type="float"/>
          <table:table-cell office:value="-0.02473987285209447" office:value-type="float"/>
          <table:table-cell office:value="-0.02236527676161014" office:value-type="float"/>
          <table:table-cell office:value="-0.02071585799990351" office:value-type="float"/>
          <table:table-cell office:value="0.006238481426603275" office:value-type="float"/>
          <table:table-cell office:value="-0.015796543877678086" office:value-type="float"/>
          <table:table-cell office:value="0.0796932371569026" office:value-type="float"/>
          <table:table-cell office:value="15" office:value-type="float"/>
          <table:table-cell office:value="-0.2592726965263292" office:value-type="float"/>
          <table:table-cell office:value="-0.5069232244432349" office:value-type="float"/>
          <table:table-cell office:value="0.4365055623397178" office:value-type="float"/>
          <table:table-cell office:value="-0.45954216343796195" office:value-type="float"/>
          <table:table-cell office:value="0.05730971340685498" office:value-type="float"/>
          <table:table-cell office:value="0.9410910448178482" office:value-type="float"/>
        </table:table-row>
        <table:table-row>
          <table:table-cell office:value="-0.029549798744983913" office:value-type="float"/>
          <table:table-cell office:value="-0.02951241101963855" office:value-type="float"/>
          <table:table-cell office:value="-0.025066840200268208" office:value-type="float"/>
          <table:table-cell office:value="-0.02125323533807973" office:value-type="float"/>
          <table:table-cell office:value="0.01410607831055248" office:value-type="float"/>
          <table:table-cell office:value="-0.014956539495145776" office:value-type="float"/>
          <table:table-cell office:value="0.07833592709842764" office:value-type="float"/>
          <table:table-cell office:value="16" office:value-type="float"/>
          <table:table-cell office:value="0.0036324740669726463" office:value-type="float"/>
          <table:table-cell office:value="-0.47725381675440803" office:value-type="float"/>
          <table:table-cell office:value="-0.270156343865807" office:value-type="float"/>
          <table:table-cell office:value="-0.053737733817621924" office:value-type="float"/>
          <table:table-cell office:value="0.7867596883949204" office:value-type="float"/>
          <table:table-cell office:value="0.08400043825323089" office:value-type="float"/>
        </table:table-row>
        <table:table-row>
          <table:table-cell office:value="-0.02804337237890195" office:value-type="float"/>
          <table:table-cell office:value="-0.035438196874231345" office:value-type="float"/>
          <table:table-cell office:value="-0.025712046492232077" office:value-type="float"/>
          <table:table-cell office:value="-0.028159755940793594" office:value-type="float"/>
          <table:table-cell office:value="0.01965173901584063" office:value-type="float"/>
          <table:table-cell office:value="-0.02136342760597354" office:value-type="float"/>
          <table:table-cell office:value="0.07709640390554119" office:value-type="float"/>
          <table:table-cell office:value="17" office:value-type="float"/>
          <table:table-cell office:value="0.15064263660819632" office:value-type="float"/>
          <table:table-cell office:value="-0.5925785854592798" office:value-type="float"/>
          <table:table-cell office:value="-0.0645206291963869" office:value-type="float"/>
          <table:table-cell office:value="-0.6906520602713864" office:value-type="float"/>
          <table:table-cell office:value="0.5545660705288147" office:value-type="float"/>
          <table:table-cell office:value="-0.6406888110827762" office:value-type="float"/>
        </table:table-row>
        <table:table-row>
          <table:table-cell office:value="-0.02826961832027923" office:value-type="float"/>
          <table:table-cell office:value="-0.026439693094457" office:value-type="float"/>
          <table:table-cell office:value="-0.0159363024355746" office:value-type="float"/>
          <table:table-cell office:value="-0.033821922331820915" office:value-type="float"/>
          <table:table-cell office:value="0.01131668970120149" office:value-type="float"/>
          <table:table-cell office:value="-0.02588371769824854" office:value-type="float"/>
          <table:table-cell office:value="0.07979625823415573" office:value-type="float"/>
          <table:table-cell office:value="18" office:value-type="float"/>
          <table:table-cell office:value="-0.022624594137728327" office:value-type="float"/>
          <table:table-cell office:value="0.8998503779774343" office:value-type="float"/>
          <table:table-cell office:value="0.9775744056657476" office:value-type="float"/>
          <table:table-cell office:value="-0.5662166391027321" office:value-type="float"/>
          <table:table-cell office:value="-0.8335049314639138" office:value-type="float"/>
          <table:table-cell office:value="-0.4520290092274999" office:value-type="float"/>
        </table:table-row>
        <table:table-row>
          <table:table-cell office:value="-0.03624548560742984" office:value-type="float"/>
          <table:table-cell office:value="-0.02634401471727091" office:value-type="float"/>
          <table:table-cell office:value="-0.021126716449618905" office:value-type="float"/>
          <table:table-cell office:value="-0.03722676547352201" office:value-type="float"/>
          <table:table-cell office:value="0.0197500362429317" office:value-type="float"/>
          <table:table-cell office:value="-0.01987992884529274" office:value-type="float"/>
          <table:table-cell office:value="0.0757798660602295" office:value-type="float"/>
          <table:table-cell office:value="19" office:value-type="float"/>
          <table:table-cell office:value="-0.7975867287150615" office:value-type="float"/>
          <table:table-cell office:value="0.009567837718609251" office:value-type="float"/>
          <table:table-cell office:value="-0.5190414014044304" office:value-type="float"/>
          <table:table-cell office:value="-0.34048431417010927" office:value-type="float"/>
          <table:table-cell office:value="0.8433346541730211" office:value-type="float"/>
          <table:table-cell office:value="0.6003788852955798" office:value-type="float"/>
        </table:table-row>
        <table:table-row>
          <table:table-cell office:value="-0.03273082551592817" office:value-type="float"/>
          <table:table-cell office:value="-0.020480723933179148" office:value-type="float"/>
          <table:table-cell office:value="-0.013257288856388529" office:value-type="float"/>
          <table:table-cell office:value="-0.043461675316106244" office:value-type="float"/>
          <table:table-cell office:value="0.017793168234429058" office:value-type="float"/>
          <table:table-cell office:value="-0.010551013483083422" office:value-type="float"/>
          <table:table-cell office:value="0.07848912092305148" office:value-type="float"/>
          <table:table-cell office:value="20" office:value-type="float"/>
          <table:table-cell office:value="0.3514660091501671" office:value-type="float"/>
          <table:table-cell office:value="0.5863290784091761" office:value-type="float"/>
          <table:table-cell office:value="0.7869427593230376" office:value-type="float"/>
          <table:table-cell office:value="-0.6234909842584233" office:value-type="float"/>
          <table:table-cell office:value="-0.19568680085026435" office:value-type="float"/>
          <table:table-cell office:value="0.9328915362209318" office:value-type="float"/>
        </table:table-row>
        <table:table-row>
          <table:table-cell office:value="-0.0253477182138818" office:value-type="float"/>
          <table:table-cell office:value="-0.02243875149811" office:value-type="float"/>
          <table:table-cell office:value="-0.009114883614267367" office:value-type="float"/>
          <table:table-cell office:value="-0.03514108791684763" office:value-type="float"/>
          <table:table-cell office:value="0.01393016424035399" office:value-type="float"/>
          <table:table-cell office:value="-0.00680184826449883" office:value-type="float"/>
          <table:table-cell office:value="0.07621755249480669" office:value-type="float"/>
          <table:table-cell office:value="21" office:value-type="float"/>
          <table:table-cell office:value="0.7383107302046374" office:value-type="float"/>
          <table:table-cell office:value="-0.19580275649308532" office:value-type="float"/>
          <table:table-cell office:value="0.4142405242121161" office:value-type="float"/>
          <table:table-cell office:value="0.8320587399258619" office:value-type="float"/>
          <table:table-cell office:value="-0.3863003994075067" office:value-type="float"/>
          <table:table-cell office:value="0.37491652185845914" office:value-type="float"/>
        </table:table-row>
        <table:table-row>
          <table:table-cell office:value="-0.02566297934233165" office:value-type="float"/>
          <table:table-cell office:value="-0.013686608403224844" office:value-type="float"/>
          <table:table-cell office:value="-0.001067444875005005" office:value-type="float"/>
          <table:table-cell office:value="-0.03375285011607608" office:value-type="float"/>
          <table:table-cell office:value="0.017441948280652465" office:value-type="float"/>
          <table:table-cell office:value="2.0678394384248885e-05" office:value-type="float"/>
          <table:table-cell office:value="-0.02689455356481689" office:value-type="float"/>
          <table:table-cell office:value="22" office:value-type="float"/>
          <table:table-cell office:value="-0.0315261128449853" office:value-type="float"/>
          <table:table-cell office:value="0.8752143094885156" office:value-type="float"/>
          <table:table-cell office:value="0.8047438739262363" office:value-type="float"/>
          <table:table-cell office:value="0.13882378007715435" office:value-type="float"/>
          <table:table-cell office:value="0.35117840402984735" office:value-type="float"/>
          <table:table-cell office:value="0.6822526658883079" office:value-type="float"/>
        </table:table-row>
        <table:table-row>
          <table:table-cell office:value="-0.027637621539300494" office:value-type="float"/>
          <table:table-cell office:value="-0.00751666547804127" office:value-type="float"/>
          <table:table-cell office:value="0.004599881917134773" office:value-type="float"/>
          <table:table-cell office:value="-0.038669592786322565" office:value-type="float"/>
          <table:table-cell office:value="0.02342532644702642" office:value-type="float"/>
          <table:table-cell office:value="0.004402775010396854" office:value-type="float"/>
          <table:table-cell office:value="0.15985931888343707" office:value-type="float"/>
          <table:table-cell office:value="23" office:value-type="float"/>
          <table:table-cell office:value="-0.1974642196968841" office:value-type="float"/>
          <table:table-cell office:value="0.6169942925183574" office:value-type="float"/>
          <table:table-cell office:value="0.5667326792139777" office:value-type="float"/>
          <table:table-cell office:value="-0.49167426702464834" office:value-type="float"/>
          <table:table-cell office:value="0.5983378166373952" office:value-type="float"/>
          <table:table-cell office:value="0.4382096616012605" office:value-type="float"/>
        </table:table-row>
        <table:table-row>
          <table:table-cell office:value="-0.018155216721709444" office:value-type="float"/>
          <table:table-cell office:value="-0.0010714807756353993" office:value-type="float"/>
          <table:table-cell office:value="0.0021063525118076463" office:value-type="float"/>
          <table:table-cell office:value="-0.03177763043354291" office:value-type="float"/>
          <table:table-cell office:value="0.014623615190573548" office:value-type="float"/>
          <table:table-cell office:value="-0.0023286757774391683" office:value-type="float"/>
          <table:table-cell office:value="0.5556427443325734" office:value-type="float"/>
          <table:table-cell office:value="24" office:value-type="float"/>
          <table:table-cell office:value="0.948240481759105" office:value-type="float"/>
          <table:table-cell office:value="0.6445184702405871" office:value-type="float"/>
          <table:table-cell office:value="-0.24935294053271262" office:value-type="float"/>
          <table:table-cell office:value="0.689196235277965" office:value-type="float"/>
          <table:table-cell office:value="-0.8801711256452871" office:value-type="float"/>
          <table:table-cell office:value="-0.6731450787836022" office:value-type="float"/>
        </table:table-row>
        <table:table-row>
          <table:table-cell office:value="-0.023667962683493107" office:value-type="float"/>
          <table:table-cell office:value="-0.00874936903949925" office:value-type="float"/>
          <table:table-cell office:value="0.005263882617531964" office:value-type="float"/>
          <table:table-cell office:value="-0.02848310549664443" office:value-type="float"/>
          <table:table-cell office:value="0.00901054465044994" office:value-type="float"/>
          <table:table-cell office:value="-0.010775832237149344" office:value-type="float"/>
          <table:table-cell office:value="0.3099368352972626" office:value-type="float"/>
          <table:table-cell office:value="25" office:value-type="float"/>
          <table:table-cell office:value="-0.5512745961783663" office:value-type="float"/>
          <table:table-cell office:value="-0.767788826386385" office:value-type="float"/>
          <table:table-cell office:value="0.31575301057243177" office:value-type="float"/>
          <table:table-cell office:value="0.3294524936898484" office:value-type="float"/>
          <table:table-cell office:value="-0.5613070540123608" office:value-type="float"/>
          <table:table-cell office:value="-0.8447156459710177" office:value-type="float"/>
        </table:table-row>
        <table:table-row>
          <table:table-cell office:value="-0.02786937658516545" office:value-type="float"/>
          <table:table-cell office:value="-0.01185267496377739" office:value-type="float"/>
          <table:table-cell office:value="0.008875350938300719" office:value-type="float"/>
          <table:table-cell office:value="-0.036798279620694985" office:value-type="float"/>
          <table:table-cell office:value="0.013925776698215174" office:value-type="float"/>
          <table:table-cell office:value="-0.008926063920467044" office:value-type="float"/>
          <table:table-cell office:value="0.8358351361985827" office:value-type="float"/>
          <table:table-cell office:value="26" office:value-type="float"/>
          <table:table-cell office:value="-0.4201413901672342" office:value-type="float"/>
          <table:table-cell office:value="-0.31033059242781413" office:value-type="float"/>
          <table:table-cell office:value="0.3611468320768756" office:value-type="float"/>
          <table:table-cell office:value="-0.8315174124050555" office:value-type="float"/>
          <table:table-cell office:value="0.49152320477652345" office:value-type="float"/>
          <table:table-cell office:value="0.1849768316682301" office:value-type="float"/>
        </table:table-row>
        <table:table-row>
          <table:table-cell office:value="-0.02764979899819354" office:value-type="float"/>
          <table:table-cell office:value="-0.0031200516735752845" office:value-type="float"/>
          <table:table-cell office:value="0.0058393594363356244" office:value-type="float"/>
          <table:table-cell office:value="-0.03281027855057905" office:value-type="float"/>
          <table:table-cell office:value="0.01668909484063625" office:value-type="float"/>
          <table:table-cell office:value="-0.00036773113539066357" office:value-type="float"/>
          <table:table-cell office:value="0.3623794243032018" office:value-type="float"/>
          <table:table-cell office:value="27" office:value-type="float"/>
          <table:table-cell office:value="0.021957758697190854" office:value-type="float"/>
          <table:table-cell office:value="0.8732623290202106" office:value-type="float"/>
          <table:table-cell office:value="-0.3035991501965094" office:value-type="float"/>
          <table:table-cell office:value="0.3988001070115934" office:value-type="float"/>
          <table:table-cell office:value="0.2763318142421076" office:value-type="float"/>
          <table:table-cell office:value="0.8558332785076381" office:value-type="float"/>
        </table:table-row>
        <table:table-row>
          <table:table-cell office:value="-0.021643749727906517" office:value-type="float"/>
          <table:table-cell office:value="-0.0027101985989040865" office:value-type="float"/>
          <table:table-cell office:value="0.0035072391003165585" office:value-type="float"/>
          <table:table-cell office:value="-0.03863343328188034" office:value-type="float"/>
          <table:table-cell office:value="0.018244934212006878" office:value-type="float"/>
          <table:table-cell office:value="-0.008636382394866943" office:value-type="float"/>
          <table:table-cell office:value="0.1280351674385157" office:value-type="float"/>
          <table:table-cell office:value="28" office:value-type="float"/>
          <table:table-cell office:value="0.6006049270287024" office:value-type="float"/>
          <table:table-cell office:value="0.040985307467119814" office:value-type="float"/>
          <table:table-cell office:value="-0.23321203360190657" office:value-type="float"/>
          <table:table-cell office:value="-0.582315473130129" office:value-type="float"/>
          <table:table-cell office:value="0.15558393713706287" office:value-type="float"/>
          <table:table-cell office:value="-0.8268651259476278" office:value-type="float"/>
        </table:table-row>
        <table:table-row>
          <table:table-cell office:value="-0.0192914599752634" office:value-type="float"/>
          <table:table-cell office:value="0.005610121801657885" office:value-type="float"/>
          <table:table-cell office:value="0.00468238487897218" office:value-type="float"/>
          <table:table-cell office:value="-0.03836779587531427" office:value-type="float"/>
          <table:table-cell office:value="0.02199763293389649" office:value-type="float"/>
          <table:table-cell office:value="-0.013773446974414918" office:value-type="float"/>
          <table:table-cell office:value="0.07701540763419626" office:value-type="float"/>
          <table:table-cell office:value="29" office:value-type="float"/>
          <table:table-cell office:value="0.2352289752643113" office:value-type="float"/>
          <table:table-cell office:value="0.8320320400561971" office:value-type="float"/>
          <table:table-cell office:value="0.11751457786556219" office:value-type="float"/>
          <table:table-cell office:value="0.02656374065660727" office:value-type="float"/>
          <table:table-cell office:value="0.37526987218896135" office:value-type="float"/>
          <table:table-cell office:value="-0.5137064579547976" office:value-type="float"/>
        </table:table-row>
        <table:table-row>
          <table:table-cell office:value="-0.025531491623674487" office:value-type="float"/>
          <table:table-cell office:value="-0.003992285533381162" office:value-type="float"/>
          <table:table-cell office:value="0.01429563507862672" office:value-type="float"/>
          <table:table-cell office:value="-0.04272449164747196" office:value-type="float"/>
          <table:table-cell office:value="0.021208434567025765" office:value-type="float"/>
          <table:table-cell office:value="-0.022521008188949705" office:value-type="float"/>
          <table:table-cell office:value="0.7393776200894736" office:value-type="float"/>
          <table:table-cell office:value="30" office:value-type="float"/>
          <table:table-cell office:value="-0.6240031648411084" office:value-type="float"/>
          <table:table-cell office:value="-0.9602407335039047" office:value-type="float"/>
          <table:table-cell office:value="0.9613250199654542" office:value-type="float"/>
          <table:table-cell office:value="-0.4356695772157695" office:value-type="float"/>
          <table:table-cell office:value="-0.0789198366870727" office:value-type="float"/>
          <table:table-cell office:value="-0.8747561214534785" office:value-type="float"/>
        </table:table-row>
        <table:table-row>
          <table:table-cell office:value="-0.025691534321991404" office:value-type="float"/>
          <table:table-cell office:value="0.004753023956894057" office:value-type="float"/>
          <table:table-cell office:value="0.007353616465503421" office:value-type="float"/>
          <table:table-cell office:value="-0.03931524030561105" office:value-type="float"/>
          <table:table-cell office:value="0.011593955622569579" office:value-type="float"/>
          <table:table-cell office:value="-0.01619172827622623" office:value-type="float"/>
          <table:table-cell office:value="0.08052950402715663" office:value-type="float"/>
          <table:table-cell office:value="31" office:value-type="float"/>
          <table:table-cell office:value="-0.016004269831691564" office:value-type="float"/>
          <table:table-cell office:value="0.8745309490275219" office:value-type="float"/>
          <table:table-cell office:value="-0.69420186131233" office:value-type="float"/>
          <table:table-cell office:value="0.34092513418609127" office:value-type="float"/>
          <table:table-cell office:value="-0.9614478944456186" office:value-type="float"/>
          <table:table-cell office:value="0.6329279912723478" office:value-type="float"/>
        </table:table-row>
        <table:table-row>
          <table:table-cell office:value="-0.02817619667627318" office:value-type="float"/>
          <table:table-cell office:value="0.0008652152272366547" office:value-type="float"/>
          <table:table-cell office:value="0.015433381415284022" office:value-type="float"/>
          <table:table-cell office:value="-0.042104073433373405" office:value-type="float"/>
          <table:table-cell office:value="0.014794975520517135" office:value-type="float"/>
          <table:table-cell office:value="-0.00811165698340777" office:value-type="float"/>
          <table:table-cell office:value="-0.013586666527430489" office:value-type="float"/>
          <table:table-cell office:value="32" office:value-type="float"/>
          <table:table-cell office:value="-0.2484662354281777" office:value-type="float"/>
          <table:table-cell office:value="-0.38878087296574027" office:value-type="float"/>
          <table:table-cell office:value="0.8079764949780601" office:value-type="float"/>
          <table:table-cell office:value="-0.27888331277623557" office:value-type="float"/>
          <table:table-cell office:value="0.3201019897947557" office:value-type="float"/>
          <table:table-cell office:value="0.8080071292818458" office:value-type="float"/>
        </table:table-row>
        <table:table-row>
          <table:table-cell office:value="-0.02101381230897572" office:value-type="float"/>
          <table:table-cell office:value="0.00999485623386185" office:value-type="float"/>
          <table:table-cell office:value="0.011162098909402667" office:value-type="float"/>
          <table:table-cell office:value="-0.03823497339608879" office:value-type="float"/>
          <table:table-cell office:value="0.015919799166673382" office:value-type="float"/>
          <table:table-cell office:value="-0.004058637001202318" office:value-type="float"/>
          <table:table-cell office:value="0.08167686713241301" office:value-type="float"/>
          <table:table-cell office:value="33" office:value-type="float"/>
          <table:table-cell office:value="0.7162384367297459" office:value-type="float"/>
          <table:table-cell office:value="0.9129641006625195" office:value-type="float"/>
          <table:table-cell office:value="-0.4271282505881355" office:value-type="float"/>
          <table:table-cell office:value="0.3869100037284616" office:value-type="float"/>
          <table:table-cell office:value="0.11248236461562455" office:value-type="float"/>
          <table:table-cell office:value="0.40530199822054525" office:value-type="float"/>
        </table:table-row>
        <table:table-row>
          <table:table-cell office:value="-0.03027467813434697" office:value-type="float"/>
          <table:table-cell office:value="0.004529917848814528" office:value-type="float"/>
          <table:table-cell office:value="0.01749455600029881" office:value-type="float"/>
          <table:table-cell office:value="-0.04648518780571438" office:value-type="float"/>
          <table:table-cell office:value="0.02519670469575871" office:value-type="float"/>
          <table:table-cell office:value="-0.00012731529489443637" office:value-type="float"/>
          <table:table-cell office:value="0.04079191129321297" office:value-type="float"/>
          <table:table-cell office:value="34" office:value-type="float"/>
          <table:table-cell office:value="-0.9260865825371252" office:value-type="float"/>
          <table:table-cell office:value="-0.5464938385047322" office:value-type="float"/>
          <table:table-cell office:value="0.6332457090896144" office:value-type="float"/>
          <table:table-cell office:value="-0.8250214409625589" office:value-type="float"/>
          <table:table-cell office:value="0.9276905529085329" office:value-type="float"/>
          <table:table-cell office:value="0.3931321706307882" office:value-type="float"/>
        </table:table-row>
        <table:table-row>
          <table:table-cell office:value="-0.029338315337104244" office:value-type="float"/>
          <table:table-cell office:value="0.010148556511835643" office:value-type="float"/>
          <table:table-cell office:value="0.02617446582907382" office:value-type="float"/>
          <table:table-cell office:value="-0.05" office:value-type="float"/>
          <table:table-cell office:value="0.023422421137562148" office:value-type="float"/>
          <table:table-cell office:value="0.009483807653488255" office:value-type="float"/>
          <table:table-cell office:value="0.07229209390433143" office:value-type="float"/>
          <table:table-cell office:value="35" office:value-type="float"/>
          <table:table-cell office:value="0.09363627972427269" office:value-type="float"/>
          <table:table-cell office:value="0.5618638663021116" office:value-type="float"/>
          <table:table-cell office:value="0.867990982877501" office:value-type="float"/>
          <table:table-cell office:value="-0.7900943723373255" office:value-type="float"/>
          <table:table-cell office:value="-0.17742835581965632" office:value-type="float"/>
          <table:table-cell office:value="0.9611122948382691" office:value-type="float"/>
        </table:table-row>
        <table:table-row>
          <table:table-cell office:value="-0.03653015524344552" office:value-type="float"/>
          <table:table-cell office:value="0.0043519309207756" office:value-type="float"/>
          <table:table-cell office:value="0.024677024814339962" office:value-type="float"/>
          <table:table-cell office:value="-0.05" office:value-type="float"/>
          <table:table-cell office:value="0.028348861186001714" office:value-type="float"/>
          <table:table-cell office:value="0.019373447071396523" office:value-type="float"/>
          <table:table-cell office:value="0.041181383500735594" office:value-type="float"/>
          <table:table-cell office:value="36" office:value-type="float"/>
          <table:table-cell office:value="-0.7191839906341282" office:value-type="float"/>
          <table:table-cell office:value="-0.5796625591060043" office:value-type="float"/>
          <table:table-cell office:value="-0.1497441014733858" office:value-type="float"/>
          <table:table-cell office:value="-0.9261752007242416" office:value-type="float"/>
          <table:table-cell office:value="0.49264400484395643" office:value-type="float"/>
          <table:table-cell office:value="0.9889639417908265" office:value-type="float"/>
        </table:table-row>
        <table:table-row>
          <table:table-cell office:value="-0.03703961157384563" office:value-type="float"/>
          <table:table-cell office:value="0.010134327596367607" office:value-type="float"/>
          <table:table-cell office:value="0.017109938305545414" office:value-type="float"/>
          <table:table-cell office:value="-0.05" office:value-type="float"/>
          <table:table-cell office:value="0.027730330307835435" office:value-type="float"/>
          <table:table-cell office:value="0.02454847819018491" office:value-type="float"/>
          <table:table-cell office:value="0.03673242491957144" office:value-type="float"/>
          <table:table-cell office:value="37" office:value-type="float"/>
          <table:table-cell office:value="-0.050945633040010874" office:value-type="float"/>
          <table:table-cell office:value="0.5782396675592005" office:value-type="float"/>
          <table:table-cell office:value="-0.7567086508794549" office:value-type="float"/>
          <table:table-cell office:value="-0.4065998674779663" office:value-type="float"/>
          <table:table-cell office:value="-0.061853087816627905" office:value-type="float"/>
          <table:table-cell office:value="0.5175031118788389" office:value-type="float"/>
        </table:table-row>
        <table:table-row>
          <table:table-cell office:value="-0.032388104492449915" office:value-type="float"/>
          <table:table-cell office:value="0.01968127635126241" office:value-type="float"/>
          <table:table-cell office:value="0.014936063537951488" office:value-type="float"/>
          <table:table-cell office:value="-0.05" office:value-type="float"/>
          <table:table-cell office:value="0.01877613590982601" office:value-type="float"/>
          <table:table-cell office:value="0.031610097624481706" office:value-type="float"/>
          <table:table-cell office:value="0.07354762292802683" office:value-type="float"/>
          <table:table-cell office:value="38" office:value-type="float"/>
          <table:table-cell office:value="0.4651507081395718" office:value-type="float"/>
          <table:table-cell office:value="0.9546948754894802" office:value-type="float"/>
          <table:table-cell office:value="-0.2173874767593924" office:value-type="float"/>
          <table:table-cell office:value="-0.06840671122143882" office:value-type="float"/>
          <table:table-cell office:value="-0.8954194398009425" office:value-type="float"/>
          <table:table-cell office:value="0.7061619434296793" office:value-type="float"/>
        </table:table-row>
        <table:table-row>
          <table:table-cell office:value="-0.031142559046770456" office:value-type="float"/>
          <table:table-cell office:value="0.019608090667394898" office:value-type="float"/>
          <table:table-cell office:value="0.02217190509768709" office:value-type="float"/>
          <table:table-cell office:value="-0.05" office:value-type="float"/>
          <table:table-cell office:value="0.02047801123433639" office:value-type="float"/>
          <table:table-cell office:value="0.03679294720747579" office:value-type="float"/>
          <table:table-cell office:value="0.07475178456550494" office:value-type="float"/>
          <table:table-cell office:value="39" office:value-type="float"/>
          <table:table-cell office:value="0.1245545445679459" office:value-type="float"/>
          <table:table-cell office:value="-0.007318568386751156" office:value-type="float"/>
          <table:table-cell office:value="0.7235841559735601" office:value-type="float"/>
          <table:table-cell office:value="-0.9686478712703062" office:value-type="float"/>
          <table:table-cell office:value="0.17018753245103824" office:value-type="float"/>
          <table:table-cell office:value="0.5182849582994085" office:value-type="float"/>
        </table:table-row>
        <table:table-row>
          <table:table-cell office:value="-0.029304041145987447" office:value-type="float"/>
          <table:table-cell office:value="0.02314641712104321" office:value-type="float"/>
          <table:table-cell office:value="0.018270443366242037" office:value-type="float"/>
          <table:table-cell office:value="-0.04907733220257271" office:value-type="float"/>
          <table:table-cell office:value="0.01236244607260864" office:value-type="float"/>
          <table:table-cell office:value="0.04421572057390895" office:value-type="float"/>
          <table:table-cell office:value="0.07422874524777054" office:value-type="float"/>
          <table:table-cell office:value="40" office:value-type="float"/>
          <table:table-cell office:value="0.18385179007830077" office:value-type="float"/>
          <table:table-cell office:value="0.35383264536483106" office:value-type="float"/>
          <table:table-cell office:value="-0.3901461731445053" office:value-type="float"/>
          <table:table-cell office:value="0.09226677974272945" office:value-type="float"/>
          <table:table-cell office:value="-0.8115565161727751" office:value-type="float"/>
          <table:table-cell office:value="0.7422773366433157" office:value-type="float"/>
        </table:table-row>
        <table:table-row>
          <table:table-cell office:value="-0.02899495291585439" office:value-type="float"/>
          <table:table-cell office:value="0.023708726147761348" office:value-type="float"/>
          <table:table-cell office:value="0.018474627421570407" office:value-type="float"/>
          <table:table-cell office:value="-0.04919057089485634" office:value-type="float"/>
          <table:table-cell office:value="0.011740557435065916" office:value-type="float"/>
          <table:table-cell office:value="0.04444983927393641" office:value-type="float"/>
          <table:table-cell office:value="0.07413484154658508" office:value-type="float"/>
          <table:table-cell office:value="41" office:value-type="float"/>
          <table:table-cell office:value="0.030908823013305664" office:value-type="float"/>
          <table:table-cell office:value="0.056230902671813965" office:value-type="float"/>
          <table:table-cell office:value="0.020418405532836914" office:value-type="float"/>
          <table:table-cell office:value="-0.011323869228363037" office:value-type="float"/>
          <table:table-cell office:value="-0.06218886375427246" office:value-type="float"/>
          <table:table-cell office:value="0.023411870002746582" office:value-type="float"/>
        </table:table-row>
        <table:table-row>
          <table:table-cell office:value="-0.028685782431311542" office:value-type="float"/>
          <table:table-cell office:value="0.024271191338648797" office:value-type="float"/>
          <table:table-cell office:value="0.018679130957794773" office:value-type="float"/>
          <table:table-cell office:value="-0.04930422264732826" office:value-type="float"/>
          <table:table-cell office:value="0.011118818405181578" office:value-type="float"/>
          <table:table-cell office:value="0.044683975855357314" office:value-type="float"/>
          <table:table-cell office:value="0.07403665117653771" office:value-type="float"/>
          <table:table-cell office:value="42" office:value-type="float"/>
          <table:table-cell office:value="0.030917048454284668" office:value-type="float"/>
          <table:table-cell office:value="0.05624651908874512" office:value-type="float"/>
          <table:table-cell office:value="0.020450353622436523" office:value-type="float"/>
          <table:table-cell office:value="-0.011365175247192383" office:value-type="float"/>
          <table:table-cell office:value="-0.06217390298843384" office:value-type="float"/>
          <table:table-cell office:value="0.023413658142089844" office:value-type="float"/>
        </table:table-row>
        <table:table-row>
          <table:table-cell office:value="-0.025577558754630022" office:value-type="float"/>
          <table:table-cell office:value="0.01986806390677929" office:value-type="float"/>
          <table:table-cell office:value="0.01634161500759183" office:value-type="float"/>
          <table:table-cell office:value="-0.04646913963951576" office:value-type="float"/>
          <table:table-cell office:value="0.00525475371173065" office:value-type="float"/>
          <table:table-cell office:value="0.03633500186587062" office:value-type="float"/>
          <table:table-cell office:value="0.07654624875831287" office:value-type="float"/>
          <table:table-cell office:value="43" office:value-type="float"/>
          <table:table-cell office:value="0.31082236766815186" office:value-type="float"/>
          <table:table-cell office:value="-0.4403127431869507" office:value-type="float"/>
          <table:table-cell office:value="-0.2337515950202942" office:value-type="float"/>
          <table:table-cell office:value="0.28350830078125" office:value-type="float"/>
          <table:table-cell office:value="-0.5864064693450928" office:value-type="float"/>
          <table:table-cell office:value="-0.8348973989486694" office:value-type="float"/>
        </table:table-row>
        <table:table-row>
          <table:table-cell office:value="-0.022463111160941057" office:value-type="float"/>
          <table:table-cell office:value="0.015460186580767631" office:value-type="float"/>
          <table:table-cell office:value="0.013992760465813266" office:value-type="float"/>
          <table:table-cell office:value="-0.043625335280079724" office:value-type="float"/>
          <table:table-cell office:value="-0.0006177593440707414" office:value-type="float"/>
          <table:table-cell office:value="0.02798044768954005" office:value-type="float"/>
          <table:table-cell office:value="0.07903542432716558" office:value-type="float"/>
          <table:table-cell office:value="44" office:value-type="float"/>
          <table:table-cell office:value="0.3114447593688965" office:value-type="float"/>
          <table:table-cell office:value="-0.44078773260116577" office:value-type="float"/>
          <table:table-cell office:value="-0.23488545417785645" office:value-type="float"/>
          <table:table-cell office:value="0.2843804359436035" office:value-type="float"/>
          <table:table-cell office:value="-0.5872513055801392" office:value-type="float"/>
          <table:table-cell office:value="-0.8354554176330566" office:value-type="float"/>
        </table:table-row>
        <table:table-row>
          <table:table-cell office:value="-0.02324735629434102" office:value-type="float"/>
          <table:table-cell office:value="0.012031201104273796" office:value-type="float"/>
          <table:table-cell office:value="0.013461201475334751" office:value-type="float"/>
          <table:table-cell office:value="-0.04403609949745643" office:value-type="float"/>
          <table:table-cell office:value="-0.005454270956009218" office:value-type="float"/>
          <table:table-cell office:value="0.019263457337863107" office:value-type="float"/>
          <table:table-cell office:value="0.07983180547863476" office:value-type="float"/>
          <table:table-cell office:value="45" office:value-type="float"/>
          <table:table-cell office:value="-0.07842451333999634" office:value-type="float"/>
          <table:table-cell office:value="-0.34289854764938354" office:value-type="float"/>
          <table:table-cell office:value="-0.05315589904785156" office:value-type="float"/>
          <table:table-cell office:value="-0.0410764217376709" office:value-type="float"/>
          <table:table-cell office:value="-0.48365116119384766" office:value-type="float"/>
          <table:table-cell office:value="-0.8716990351676941" office:value-type="float"/>
        </table:table-row>
        <table:table-row>
          <table:table-cell office:value="-0.024032452582068375" office:value-type="float"/>
          <table:table-cell office:value="0.008599572161784173" office:value-type="float"/>
          <table:table-cell office:value="0.0129259636861807" office:value-type="float"/>
          <table:table-cell office:value="-0.04444402355350959" office:value-type="float"/>
          <table:table-cell office:value="-0.010296765682190248" office:value-type="float"/>
          <table:table-cell office:value="0.010541113893038887" office:value-type="float"/>
          <table:table-cell office:value="0.07178321541602556" office:value-type="float"/>
          <table:table-cell office:value="46" office:value-type="float"/>
          <table:table-cell office:value="-0.0785096287727356" office:value-type="float"/>
          <table:table-cell office:value="-0.3431628942489624" office:value-type="float"/>
          <table:table-cell office:value="-0.05352377891540527" office:value-type="float"/>
          <table:table-cell office:value="-0.04079240560531616" office:value-type="float"/>
          <table:table-cell office:value="-0.484249472618103" office:value-type="float"/>
          <table:table-cell office:value="-0.8722343444824219" office:value-type="float"/>
        </table:table-row>
        <table:table-row>
          <table:table-cell office:value="-0.029121729611105852" office:value-type="float"/>
          <table:table-cell office:value="0.006977532486071587" office:value-type="float"/>
          <table:table-cell office:value="0.016232598112297644" office:value-type="float"/>
          <table:table-cell office:value="-0.04846683043636787" office:value-type="float"/>
          <table:table-cell office:value="-0.01391591918179352" office:value-type="float"/>
          <table:table-cell office:value="0.0018434271016189042" office:value-type="float"/>
          <table:table-cell office:value="0.0696102746315326" office:value-type="float"/>
          <table:table-cell office:value="47" office:value-type="float"/>
          <table:table-cell office:value="-0.5089277029037476" office:value-type="float"/>
          <table:table-cell office:value="-0.16220396757125854" office:value-type="float"/>
          <table:table-cell office:value="0.33066344261169434" office:value-type="float"/>
          <table:table-cell office:value="-0.40228068828582764" office:value-type="float"/>
          <table:table-cell office:value="-0.36191534996032715" office:value-type="float"/>
          <table:table-cell office:value="-0.8697686791419983" office:value-type="float"/>
        </table:table-row>
        <table:table-row>
          <table:table-cell office:value="-0.03421503352994435" office:value-type="float"/>
          <table:table-cell office:value="0.005345696786990166" office:value-type="float"/>
          <table:table-cell office:value="0.019538891599846474" office:value-type="float"/>
          <table:table-cell office:value="-0.05" office:value-type="float"/>
          <table:table-cell office:value="-0.01754113447377045" office:value-type="float"/>
          <table:table-cell office:value="-0.006861136873715264" office:value-type="float"/>
          <table:table-cell office:value="0.03819243812658356" office:value-type="float"/>
          <table:table-cell office:value="48" office:value-type="float"/>
          <table:table-cell office:value="-0.5093303918838501" office:value-type="float"/>
          <table:table-cell office:value="-0.1631835699081421" office:value-type="float"/>
          <table:table-cell office:value="0.3306293487548828" office:value-type="float"/>
          <table:table-cell office:value="-0.4036252498626709" office:value-type="float"/>
          <table:table-cell office:value="-0.36252152919769287" office:value-type="float"/>
          <table:table-cell office:value="-0.8704563975334167" office:value-type="float"/>
        </table:table-row>
        <table:table-row>
          <table:table-cell office:value="-0.04154141712064259" office:value-type="float"/>
          <table:table-cell office:value="0.004336408356776238" office:value-type="float"/>
          <table:table-cell office:value="0.025359647558403604" office:value-type="float"/>
          <table:table-cell office:value="-0.05" office:value-type="float"/>
          <table:table-cell office:value="-0.02262896966645081" office:value-type="float"/>
          <table:table-cell office:value="-0.0154835638604096" office:value-type="float"/>
          <table:table-cell office:value="0.07370262023684104" office:value-type="float"/>
          <table:table-cell office:value="49" office:value-type="float"/>
          <table:table-cell office:value="-0.7326383590698242" office:value-type="float"/>
          <table:table-cell office:value="-0.10092884302139282" office:value-type="float"/>
          <table:table-cell office:value="0.5820755958557129" office:value-type="float"/>
          <table:table-cell office:value="-0.5422173738479614" office:value-type="float"/>
          <table:table-cell office:value="-0.5087835192680359" office:value-type="float"/>
          <table:table-cell office:value="-0.8622426986694336" office:value-type="float"/>
        </table:table-row>
        <table:table-row>
          <table:table-cell office:value="-0.04897043037290089" office:value-type="float"/>
          <table:table-cell office:value="0.0035070872107648855" office:value-type="float"/>
          <table:table-cell office:value="0.03119510798282682" office:value-type="float"/>
          <table:table-cell office:value="-0.05" office:value-type="float"/>
          <table:table-cell office:value="-0.02779939484307129" office:value-type="float"/>
          <table:table-cell office:value="-0.02415966363763128" office:value-type="float"/>
          <table:table-cell office:value="0.07017075573548813" office:value-type="float"/>
          <table:table-cell office:value="50" office:value-type="float"/>
          <table:table-cell office:value="-0.7429013252258301" office:value-type="float"/>
          <table:table-cell office:value="-0.08293211460113525" office:value-type="float"/>
          <table:table-cell office:value="0.5835460424423218" office:value-type="float"/>
          <table:table-cell office:value="-0.5452443361282349" office:value-type="float"/>
          <table:table-cell office:value="-0.5170425176620483" office:value-type="float"/>
          <table:table-cell office:value="-0.867609977722168" office:value-type="float"/>
        </table:table-row>
        <table:table-row>
          <table:table-cell office:value="-0.05" office:value-type="float"/>
          <table:table-cell office:value="0.0025036459962034232" office:value-type="float"/>
          <table:table-cell office:value="0.0393868008119589" office:value-type="float"/>
          <table:table-cell office:value="-0.05" office:value-type="float"/>
          <table:table-cell office:value="-0.0353113598794635" office:value-type="float"/>
          <table:table-cell office:value="-0.033155483325474605" office:value-type="float"/>
          <table:table-cell office:value="0.06958710658295522" office:value-type="float"/>
          <table:table-cell office:value="51" office:value-type="float"/>
          <table:table-cell office:value="-0.900580883026123" office:value-type="float"/>
          <table:table-cell office:value="-0.10034412145614624" office:value-type="float"/>
          <table:table-cell office:value="0.819169282913208" office:value-type="float"/>
          <table:table-cell office:value="-0.6600542068481445" office:value-type="float"/>
          <table:table-cell office:value="-0.7511965036392212" office:value-type="float"/>
          <table:table-cell office:value="-0.8995819687843323" office:value-type="float"/>
        </table:table-row>
        <table:table-row>
          <table:table-cell office:value="-0.05" office:value-type="float"/>
          <table:table-cell office:value="0.001487631181826592" office:value-type="float"/>
          <table:table-cell office:value="0.04759751944370329" office:value-type="float"/>
          <table:table-cell office:value="-0.05" office:value-type="float"/>
          <table:table-cell office:value="-0.04284060907074768" office:value-type="float"/>
          <table:table-cell office:value="-0.04216365249966894" office:value-type="float"/>
          <table:table-cell office:value="0.06947500406525638" office:value-type="float"/>
          <table:table-cell office:value="52" office:value-type="float"/>
          <table:table-cell office:value="-0.9018208384513855" office:value-type="float"/>
          <table:table-cell office:value="-0.1016014814376831" office:value-type="float"/>
          <table:table-cell office:value="0.8210718631744385" office:value-type="float"/>
          <table:table-cell office:value="-0.6617928743362427" office:value-type="float"/>
          <table:table-cell office:value="-0.752924919128418" office:value-type="float"/>
          <table:table-cell office:value="-0.9008169174194336" office:value-type="float"/>
        </table:table-row>
        <table:table-row>
          <table:table-cell office:value="-0.05" office:value-type="float"/>
          <table:table-cell office:value="0.001795272211184502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910409646753604" office:value-type="float"/>
          <table:table-cell office:value="53" office:value-type="float"/>
          <table:table-cell office:value="-0.978983998298645" office:value-type="float"/>
          <table:table-cell office:value="0.030764102935791016" office:value-type="float"/>
          <table:table-cell office:value="0.9578101634979248" office:value-type="float"/>
          <table:table-cell office:value="-0.8401635885238647" office:value-type="float"/>
          <table:table-cell office:value="-0.9270967245101929" office:value-type="float"/>
          <table:table-cell office:value="-0.9565996527671814" office:value-type="float"/>
        </table:table-row>
        <table:table-row>
          <table:table-cell office:value="-0.05" office:value-type="float"/>
          <table:table-cell office:value="0.002098129371752739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898574739358916" office:value-type="float"/>
          <table:table-cell office:value="54" office:value-type="float"/>
          <table:table-cell office:value="-0.9793533682823181" office:value-type="float"/>
          <table:table-cell office:value="0.03028571605682373" office:value-type="float"/>
          <table:table-cell office:value="0.9584329128265381" office:value-type="float"/>
          <table:table-cell office:value="-0.8415393233299255" office:value-type="float"/>
          <table:table-cell office:value="-0.9279698133468628" office:value-type="float"/>
          <table:table-cell office:value="-0.9572562575340271" office:value-type="float"/>
        </table:table-row>
        <table:table-row>
          <table:table-cell office:value="-0.05" office:value-type="float"/>
          <table:table-cell office:value="0.0062379473248624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88422518165093" office:value-type="float"/>
          <table:table-cell office:value="55" office:value-type="float"/>
          <table:table-cell office:value="-0.9975472688674927" office:value-type="float"/>
          <table:table-cell office:value="0.4139817953109741" office:value-type="float"/>
          <table:table-cell office:value="0.9948999881744385" office:value-type="float"/>
          <table:table-cell office:value="-0.9601122736930847" office:value-type="float"/>
          <table:table-cell office:value="-0.9890869855880737" office:value-type="float"/>
          <table:table-cell office:value="-0.9889732003211975" office:value-type="float"/>
        </table:table-row>
        <table:table-row>
          <table:table-cell office:value="-0.05" office:value-type="float"/>
          <table:table-cell office:value="0.01040366945659160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949708229258447" office:value-type="float"/>
          <table:table-cell office:value="56" office:value-type="float"/>
          <table:table-cell office:value="-0.9976175427436829" office:value-type="float"/>
          <table:table-cell office:value="0.4165722131729126" office:value-type="float"/>
          <table:table-cell office:value="0.9950168132781982" office:value-type="float"/>
          <table:table-cell office:value="-0.9612776041030884" office:value-type="float"/>
          <table:table-cell office:value="-0.9893165826797485" office:value-type="float"/>
          <table:table-cell office:value="-0.9892266392707825" office:value-type="float"/>
        </table:table-row>
        <table:table-row>
          <table:table-cell office:value="-0.05" office:value-type="float"/>
          <table:table-cell office:value="0.0185985880890989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3892799315960313" office:value-type="float"/>
          <table:table-cell office:value="57" office:value-type="float"/>
          <table:table-cell office:value="-0.9998131990432739" office:value-type="float"/>
          <table:table-cell office:value="0.8194918632507324" office:value-type="float"/>
          <table:table-cell office:value="0.9996030330657959" office:value-type="float"/>
          <table:table-cell office:value="-0.9945029020309448" office:value-type="float"/>
          <table:table-cell office:value="-0.9990036487579346" office:value-type="float"/>
          <table:table-cell office:value="-0.9981095790863037" office:value-type="float"/>
        </table:table-row>
        <table:table-row>
          <table:table-cell office:value="-0.05" office:value-type="float"/>
          <table:table-cell office:value="0.0270162826577329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4166453031259348" office:value-type="float"/>
          <table:table-cell office:value="58" office:value-type="float"/>
          <table:table-cell office:value="-0.9999318718910217" office:value-type="float"/>
          <table:table-cell office:value="0.8417694568634033" office:value-type="float"/>
          <table:table-cell office:value="0.9998469352722168" office:value-type="float"/>
          <table:table-cell office:value="-0.9972773790359497" office:value-type="float"/>
          <table:table-cell office:value="-0.9995630383491516" office:value-type="float"/>
          <table:table-cell office:value="-0.9991061091423035" office:value-type="float"/>
        </table:table-row>
        <table:table-row>
          <table:table-cell office:value="-0.05" office:value-type="float"/>
          <table:table-cell office:value="0.03676074085628032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353660675081641" office:value-type="float"/>
          <table:table-cell office:value="59" office:value-type="float"/>
          <table:table-cell office:value="-0.99998939037323" office:value-type="float"/>
          <table:table-cell office:value="0.9744458198547363" office:value-type="float"/>
          <table:table-cell office:value="0.9999783039093018" office:value-type="float"/>
          <table:table-cell office:value="-0.9994451403617859" office:value-type="float"/>
          <table:table-cell office:value="-0.9999344348907471" office:value-type="float"/>
          <table:table-cell office:value="-0.9997450709342957" office:value-type="float"/>
        </table:table-row>
        <table:table-row>
          <table:table-cell office:value="-0.05" office:value-type="float"/>
          <table:table-cell office:value="0.046520534137835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27357945929134" office:value-type="float"/>
          <table:table-cell office:value="60" office:value-type="float"/>
          <table:table-cell office:value="-0.9999893307685852" office:value-type="float"/>
          <table:table-cell office:value="0.9759793281555176" office:value-type="float"/>
          <table:table-cell office:value="0.9999773502349854" office:value-type="float"/>
          <table:table-cell office:value="-0.9994577765464783" office:value-type="float"/>
          <table:table-cell office:value="-0.9999338388442993" office:value-type="float"/>
          <table:table-cell office:value="-0.9997414350509644" office:value-type="float"/>
        </table:table-row>
      </table:table>
      <table:table table:name="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14427097282132966" office:value-type="float"/>
          <table:table-cell office:value="0.008929711221545423" office:value-type="float"/>
          <table:table-cell office:value="0.014012028690071824" office:value-type="float"/>
          <table:table-cell office:value="-0.013261234467708629" office:value-type="float"/>
          <table:table-cell office:value="-0.016149068360787486" office:value-type="float"/>
          <table:table-cell office:value="-0.0061730449906925635" office:value-type="float"/>
          <table:table-cell office:value="0.3242609749937647" office:value-type="float"/>
          <table:table-cell office:value="1" office:value-type="float"/>
          <table:table-cell office:value="-0.9999987483024597" office:value-type="float"/>
          <table:table-cell office:value="0.9966521263122559" office:value-type="float"/>
          <table:table-cell office:value="0.999997615814209" office:value-type="float"/>
          <table:table-cell office:value="-0.9999175667762756" office:value-type="float"/>
          <table:table-cell office:value="-0.999992311000824" office:value-type="float"/>
          <table:table-cell office:value="-0.9999416470527649" office:value-type="float"/>
        </table:table-row>
        <table:table-row>
          <table:table-cell office:value="-0.024427087149343354" office:value-type="float"/>
          <table:table-cell office:value="0.0189010306585724" office:value-type="float"/>
          <table:table-cell office:value="0.024012009616585495" office:value-type="float"/>
          <table:table-cell office:value="-0.023260537689411206" office:value-type="float"/>
          <table:table-cell office:value="-0.02614900398777113" office:value-type="float"/>
          <table:table-cell office:value="-0.01617252941051526" office:value-type="float"/>
          <table:table-cell office:value="0.08617497726991212" office:value-type="float"/>
          <table:table-cell office:value="2" office:value-type="float"/>
          <table:table-cell office:value="-0.9999989867210388" office:value-type="float"/>
          <table:table-cell office:value="0.9971319437026978" office:value-type="float"/>
          <table:table-cell office:value="0.9999980926513672" office:value-type="float"/>
          <table:table-cell office:value="-0.9999303221702576" office:value-type="float"/>
          <table:table-cell office:value="-0.9999935626983643" office:value-type="float"/>
          <table:table-cell office:value="-0.9999484419822693" office:value-type="float"/>
        </table:table-row>
        <table:table-row>
          <table:table-cell office:value="-0.034427086553296904" office:value-type="float"/>
          <table:table-cell office:value="0.028899182914584362" office:value-type="float"/>
          <table:table-cell office:value="0.034012009616585494" office:value-type="float"/>
          <table:table-cell office:value="-0.03326049417802052" office:value-type="float"/>
          <table:table-cell office:value="-0.036149001603585335" office:value-type="float"/>
          <table:table-cell office:value="-0.02617248053470654" office:value-type="float"/>
          <table:table-cell office:value="0.07303236520561526" office:value-type="float"/>
          <table:table-cell office:value="3" office:value-type="float"/>
          <table:table-cell office:value="-0.9999999403953552" office:value-type="float"/>
          <table:table-cell office:value="0.9998152256011963" office:value-type="float"/>
          <table:table-cell office:value="1" office:value-type="float"/>
          <table:table-cell office:value="-0.9999956488609314" office:value-type="float"/>
          <table:table-cell office:value="-0.9999997615814209" office:value-type="float"/>
          <table:table-cell office:value="-0.9999951124191284" office:value-type="float"/>
        </table:table-row>
        <table:table-row>
          <table:table-cell office:value="-0.04442708595725046" office:value-type="float"/>
          <table:table-cell office:value="0.038897192119448865" office:value-type="float"/>
          <table:table-cell office:value="0.044012009616585496" office:value-type="float"/>
          <table:table-cell office:value="-0.04326044828244404" office:value-type="float"/>
          <table:table-cell office:value="-0.046148998623353095" office:value-type="float"/>
          <table:table-cell office:value="-0.03617242808261914" office:value-type="float"/>
          <table:table-cell office:value="0.04692226623867066" office:value-type="float"/>
          <table:table-cell office:value="4" office:value-type="float"/>
          <table:table-cell office:value="-0.9999999403953552" office:value-type="float"/>
          <table:table-cell office:value="0.9998009204864502" office:value-type="float"/>
          <table:table-cell office:value="1" office:value-type="float"/>
          <table:table-cell office:value="-0.9999954104423523" office:value-type="float"/>
          <table:table-cell office:value="-0.9999997019767761" office:value-type="float"/>
          <table:table-cell office:value="-0.9999947547912598" office:value-type="float"/>
        </table:table-row>
        <table:table-row>
          <table:table-cell office:value="-0.05" office:value-type="float"/>
          <table:table-cell office:value="0.04889713966736146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461724262944798" office:value-type="float"/>
          <table:table-cell office:value="0.046562543449922875" office:value-type="float"/>
          <table:table-cell office:value="5" office:value-type="float"/>
          <table:table-cell office:value="-1" office:value-type="float"/>
          <table:table-cell office:value="0.9999947547912598" office:value-type="float"/>
          <table:table-cell office:value="1" office:value-type="float"/>
          <table:table-cell office:value="-0.9999999403953552" office:value-type="float"/>
          <table:table-cell office:value="-1" office:value-type="float"/>
          <table:table-cell office:value="-0.999999821186065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3080479573455175" office:value-type="float"/>
          <table:table-cell office:value="6" office:value-type="float"/>
          <table:table-cell office:value="-1" office:value-type="float"/>
          <table:table-cell office:value="0.999988317489624" office:value-type="float"/>
          <table:table-cell office:value="1" office:value-type="float"/>
          <table:table-cell office:value="-0.9999997615814209" office:value-type="float"/>
          <table:table-cell office:value="-1" office:value-type="float"/>
          <table:table-cell office:value="-0.999999523162841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509829980664866" office:value-type="float"/>
          <table:table-cell office:value="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51062830082625" office:value-type="float"/>
          <table:table-cell office:value="8" office:value-type="float"/>
          <table:table-cell office:value="-1" office:value-type="float"/>
          <table:table-cell office:value="0.9999995231628418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0.999999940395355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00057612594178" office:value-type="float"/>
          <table:table-cell office:value="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514042343824925" office:value-type="float"/>
          <table:table-cell office:value="1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505976220743287" office:value-type="float"/>
          <table:table-cell office:value="1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512082889340513" office:value-type="float"/>
          <table:table-cell office:value="1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10410295848909903" office:value-type="float"/>
          <table:table-cell office:value="1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509858468454664" office:value-type="float"/>
          <table:table-cell office:value="1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31226736323771966" office:value-type="float"/>
          <table:table-cell office:value="1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507259381498545" office:value-type="float"/>
          <table:table-cell office:value="1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475484123565785" office:value-type="float"/>
          <table:table-cell office:value="1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39009226476249936" office:value-type="float"/>
          <table:table-cell office:value="1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506987231307011" office:value-type="float"/>
          <table:table-cell office:value="1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510217759395774" office:value-type="float"/>
          <table:table-cell office:value="2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7165430065147474" office:value-type="float"/>
          <table:table-cell office:value="2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27180532139753737" office:value-type="float"/>
          <table:table-cell office:value="2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1230988707969544" office:value-type="float"/>
          <table:table-cell office:value="2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27557736993883886" office:value-type="float"/>
          <table:table-cell office:value="2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2529365117904857" office:value-type="float"/>
          <table:table-cell office:value="2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3359846683934839" office:value-type="float"/>
          <table:table-cell office:value="2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511575429549107" office:value-type="float"/>
          <table:table-cell office:value="2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4592173316175533" office:value-type="float"/>
          <table:table-cell office:value="2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509827234858126" office:value-type="float"/>
          <table:table-cell office:value="2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509837269068497" office:value-type="float"/>
          <table:table-cell office:value="3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7790452622369666" office:value-type="float"/>
          <table:table-cell office:value="3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512423829542484" office:value-type="float"/>
          <table:table-cell office:value="3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05122716253690915" office:value-type="float"/>
          <table:table-cell office:value="3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47332154829919315" office:value-type="float"/>
          <table:table-cell office:value="3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510755363956008" office:value-type="float"/>
          <table:table-cell office:value="3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413518136007011" office:value-type="float"/>
          <table:table-cell office:value="3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819821334369264" office:value-type="float"/>
          <table:table-cell office:value="3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372209337677572" office:value-type="float"/>
          <table:table-cell office:value="3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50984798467813" office:value-type="float"/>
          <table:table-cell office:value="3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3890581421814317" office:value-type="float"/>
          <table:table-cell office:value="4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512761906873021" office:value-type="float"/>
          <table:table-cell office:value="4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508771870226539" office:value-type="float"/>
          <table:table-cell office:value="4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4172587927550432" office:value-type="float"/>
          <table:table-cell office:value="4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509857039844524" office:value-type="float"/>
          <table:table-cell office:value="4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511728929144046" office:value-type="float"/>
          <table:table-cell office:value="4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3659779454582046" office:value-type="float"/>
          <table:table-cell office:value="4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412175181110126" office:value-type="float"/>
          <table:table-cell office:value="4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30615092250986672" office:value-type="float"/>
          <table:table-cell office:value="4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1434603507049046" office:value-type="float"/>
          <table:table-cell office:value="4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37548930681868514" office:value-type="float"/>
          <table:table-cell office:value="5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3600577289529065" office:value-type="float"/>
          <table:table-cell office:value="5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3780418706835216" office:value-type="float"/>
          <table:table-cell office:value="5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4584673713585295" office:value-type="float"/>
          <table:table-cell office:value="5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510025747318185" office:value-type="float"/>
          <table:table-cell office:value="5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507123425110796" office:value-type="float"/>
          <table:table-cell office:value="5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509851015614622" office:value-type="float"/>
          <table:table-cell office:value="5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4635871137636324" office:value-type="float"/>
          <table:table-cell office:value="5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4695870108347382" office:value-type="float"/>
          <table:table-cell office:value="5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038354669795081" office:value-type="float"/>
          <table:table-cell office:value="5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64003919247165" office:value-type="float"/>
          <table:table-cell office:value="6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</table:table>
      <table:table table:name="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14427109799108368" office:value-type="float"/>
          <table:table-cell office:value="0.008963189958422864" office:value-type="float"/>
          <table:table-cell office:value="0.014012052531929733" office:value-type="float"/>
          <table:table-cell office:value="-0.01326205879994587" office:value-type="float"/>
          <table:table-cell office:value="-0.016149145250779248" office:value-type="float"/>
          <table:table-cell office:value="-0.006173628520164915" office:value-type="float"/>
          <table:table-cell office:value="-0.21504100657462774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2442710979910837" office:value-type="float"/>
          <table:table-cell office:value="0.018963189958422864" office:value-type="float"/>
          <table:table-cell office:value="0.024012052531929735" office:value-type="float"/>
          <table:table-cell office:value="-0.02326205879994587" office:value-type="float"/>
          <table:table-cell office:value="-0.02614914525077925" office:value-type="float"/>
          <table:table-cell office:value="-0.016173628520164914" office:value-type="float"/>
          <table:table-cell office:value="0.5300346210078993" office:value-type="float"/>
          <table:table-cell office:value="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3442710979910837" office:value-type="float"/>
          <table:table-cell office:value="0.028963189958422862" office:value-type="float"/>
          <table:table-cell office:value="0.03401205253192974" office:value-type="float"/>
          <table:table-cell office:value="-0.03326205879994587" office:value-type="float"/>
          <table:table-cell office:value="-0.03614914525077925" office:value-type="float"/>
          <table:table-cell office:value="-0.026173628520164915" office:value-type="float"/>
          <table:table-cell office:value="0.07161712264540032" office:value-type="float"/>
          <table:table-cell office:value="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4442710979910837" office:value-type="float"/>
          <table:table-cell office:value="0.038963189958422864" office:value-type="float"/>
          <table:table-cell office:value="0.04401205253192974" office:value-type="float"/>
          <table:table-cell office:value="-0.04326205879994587" office:value-type="float"/>
          <table:table-cell office:value="-0.046149145250779254" office:value-type="float"/>
          <table:table-cell office:value="-0.03617362852016492" office:value-type="float"/>
          <table:table-cell office:value="0.06123735463909045" office:value-type="float"/>
          <table:table-cell office:value="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4896318995842286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4617362852016492" office:value-type="float"/>
          <table:table-cell office:value="-0.3230834666676699" office:value-type="float"/>
          <table:table-cell office:value="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705536541317232" office:value-type="float"/>
          <table:table-cell office:value="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48547659869913" office:value-type="float"/>
          <table:table-cell office:value="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25576105670435022" office:value-type="float"/>
          <table:table-cell office:value="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5227971992849976" office:value-type="float"/>
          <table:table-cell office:value="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2481652069778291" office:value-type="float"/>
          <table:table-cell office:value="1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816902208247103" office:value-type="float"/>
          <table:table-cell office:value="1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3690862847753411" office:value-type="float"/>
          <table:table-cell office:value="1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4950740054356378" office:value-type="float"/>
          <table:table-cell office:value="1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4178054860105309" office:value-type="float"/>
          <table:table-cell office:value="1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23731781170554883" office:value-type="float"/>
          <table:table-cell office:value="1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36391727192991247" office:value-type="float"/>
          <table:table-cell office:value="1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37283548500233854" office:value-type="float"/>
          <table:table-cell office:value="1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24737933715129765" office:value-type="float"/>
          <table:table-cell office:value="1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25538297953569412" office:value-type="float"/>
          <table:table-cell office:value="1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09296339568895848" office:value-type="float"/>
          <table:table-cell office:value="2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8773485053067585" office:value-type="float"/>
          <table:table-cell office:value="2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37457546318475177" office:value-type="float"/>
          <table:table-cell office:value="2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464973337586558" office:value-type="float"/>
          <table:table-cell office:value="2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2077364579854111" office:value-type="float"/>
          <table:table-cell office:value="2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2500138102154608" office:value-type="float"/>
          <table:table-cell office:value="2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26941700125526935" office:value-type="float"/>
          <table:table-cell office:value="2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13265672242224988" office:value-type="float"/>
          <table:table-cell office:value="2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3755538790835894" office:value-type="float"/>
          <table:table-cell office:value="2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416694006677783" office:value-type="float"/>
          <table:table-cell office:value="2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6047865538249988" office:value-type="float"/>
          <table:table-cell office:value="3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21699067095607198" office:value-type="float"/>
          <table:table-cell office:value="3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44441002940816154" office:value-type="float"/>
          <table:table-cell office:value="3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3709526266766825" office:value-type="float"/>
          <table:table-cell office:value="3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3708529640999137" office:value-type="float"/>
          <table:table-cell office:value="3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6418929632774512" office:value-type="float"/>
          <table:table-cell office:value="3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23731467313178038" office:value-type="float"/>
          <table:table-cell office:value="3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7927833121235477" office:value-type="float"/>
          <table:table-cell office:value="3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36658903706785106" office:value-type="float"/>
          <table:table-cell office:value="3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5981443835461587" office:value-type="float"/>
          <table:table-cell office:value="3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883193990645472" office:value-type="float"/>
          <table:table-cell office:value="4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21335844596261935" office:value-type="float"/>
          <table:table-cell office:value="4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4282708803570056" office:value-type="float"/>
          <table:table-cell office:value="4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25255705157428025" office:value-type="float"/>
          <table:table-cell office:value="4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23832294232527335" office:value-type="float"/>
          <table:table-cell office:value="4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26081350539269556" office:value-type="float"/>
          <table:table-cell office:value="4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687360551844315" office:value-type="float"/>
          <table:table-cell office:value="4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7266705616994588" office:value-type="float"/>
          <table:table-cell office:value="4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5164347945455299" office:value-type="float"/>
          <table:table-cell office:value="4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7246828287964942" office:value-type="float"/>
          <table:table-cell office:value="4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3730719129673689" office:value-type="float"/>
          <table:table-cell office:value="5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902980529396637" office:value-type="float"/>
          <table:table-cell office:value="5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5495416695983817" office:value-type="float"/>
          <table:table-cell office:value="5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4055427395037965" office:value-type="float"/>
          <table:table-cell office:value="5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7099682668239073" office:value-type="float"/>
          <table:table-cell office:value="5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5797768637812667" office:value-type="float"/>
          <table:table-cell office:value="5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24690255384394705" office:value-type="float"/>
          <table:table-cell office:value="5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601808780875745" office:value-type="float"/>
          <table:table-cell office:value="5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2565809798218395" office:value-type="float"/>
          <table:table-cell office:value="5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3824459736139218" office:value-type="float"/>
          <table:table-cell office:value="5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4496748849169662" office:value-type="float"/>
          <table:table-cell office:value="6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</table:table>
      <table:table table:name="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14427109799108368" office:value-type="float"/>
          <table:table-cell office:value="0.008963189958422864" office:value-type="float"/>
          <table:table-cell office:value="0.014012052531929733" office:value-type="float"/>
          <table:table-cell office:value="-0.01326205879994587" office:value-type="float"/>
          <table:table-cell office:value="-0.016149145250779248" office:value-type="float"/>
          <table:table-cell office:value="-0.006173628520164915" office:value-type="float"/>
          <table:table-cell office:value="0.06950539441042078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2442710979910837" office:value-type="float"/>
          <table:table-cell office:value="0.018963189958422864" office:value-type="float"/>
          <table:table-cell office:value="0.024012052531929735" office:value-type="float"/>
          <table:table-cell office:value="-0.02326205879994587" office:value-type="float"/>
          <table:table-cell office:value="-0.02614914525077925" office:value-type="float"/>
          <table:table-cell office:value="-0.016173628520164914" office:value-type="float"/>
          <table:table-cell office:value="0.06242157817388695" office:value-type="float"/>
          <table:table-cell office:value="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3442710979910837" office:value-type="float"/>
          <table:table-cell office:value="0.028963189958422862" office:value-type="float"/>
          <table:table-cell office:value="0.03401205253192974" office:value-type="float"/>
          <table:table-cell office:value="-0.03326205879994587" office:value-type="float"/>
          <table:table-cell office:value="-0.03614914525077925" office:value-type="float"/>
          <table:table-cell office:value="-0.026173628520164915" office:value-type="float"/>
          <table:table-cell office:value="0.05530220941796111" office:value-type="float"/>
          <table:table-cell office:value="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4442710979910837" office:value-type="float"/>
          <table:table-cell office:value="0.038963189958422864" office:value-type="float"/>
          <table:table-cell office:value="0.04401205253192974" office:value-type="float"/>
          <table:table-cell office:value="-0.04326205879994587" office:value-type="float"/>
          <table:table-cell office:value="-0.046149145250779254" office:value-type="float"/>
          <table:table-cell office:value="-0.03617362852016492" office:value-type="float"/>
          <table:table-cell office:value="-0.07666108853675263" office:value-type="float"/>
          <table:table-cell office:value="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4896318995842286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4617362852016492" office:value-type="float"/>
          <table:table-cell office:value="0.053209079553844775" office:value-type="float"/>
          <table:table-cell office:value="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275400151559173" office:value-type="float"/>
          <table:table-cell office:value="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11049328416430833" office:value-type="float"/>
          <table:table-cell office:value="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4783605122021231" office:value-type="float"/>
          <table:table-cell office:value="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284172373986515" office:value-type="float"/>
          <table:table-cell office:value="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1663184194066799" office:value-type="float"/>
          <table:table-cell office:value="1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280210146551232" office:value-type="float"/>
          <table:table-cell office:value="1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280179113977463" office:value-type="float"/>
          <table:table-cell office:value="1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09448876291645383" office:value-type="float"/>
          <table:table-cell office:value="1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277302771078507" office:value-type="float"/>
          <table:table-cell office:value="1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278412473511839" office:value-type="float"/>
          <table:table-cell office:value="1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2793082804265645" office:value-type="float"/>
          <table:table-cell office:value="1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2510857264751096" office:value-type="float"/>
          <table:table-cell office:value="1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009706932056459602" office:value-type="float"/>
          <table:table-cell office:value="1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3.7002443343000504" office:value-type="float"/>
          <table:table-cell office:value="1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22962152652888118" office:value-type="float"/>
          <table:table-cell office:value="2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276721642422686" office:value-type="float"/>
          <table:table-cell office:value="2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2800209568118754" office:value-type="float"/>
          <table:table-cell office:value="2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09567501111597619" office:value-type="float"/>
          <table:table-cell office:value="2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280182095490722" office:value-type="float"/>
          <table:table-cell office:value="2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066942287843678935" office:value-type="float"/>
          <table:table-cell office:value="2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277640686258353" office:value-type="float"/>
          <table:table-cell office:value="2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21607368213233995" office:value-type="float"/>
          <table:table-cell office:value="2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277588101466503" office:value-type="float"/>
          <table:table-cell office:value="2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8883493049839592" office:value-type="float"/>
          <table:table-cell office:value="2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2846406046687604" office:value-type="float"/>
          <table:table-cell office:value="3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0706749457107424" office:value-type="float"/>
          <table:table-cell office:value="3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2755027165244495" office:value-type="float"/>
          <table:table-cell office:value="3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04995187895702656" office:value-type="float"/>
          <table:table-cell office:value="3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2801740646777215" office:value-type="float"/>
          <table:table-cell office:value="3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280743813004547" office:value-type="float"/>
          <table:table-cell office:value="3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280760086774763" office:value-type="float"/>
          <table:table-cell office:value="3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27757015131163" office:value-type="float"/>
          <table:table-cell office:value="3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280727057040834" office:value-type="float"/>
          <table:table-cell office:value="3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277534031858847" office:value-type="float"/>
          <table:table-cell office:value="3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3.1130709696312875e-05" office:value-type="float"/>
          <table:table-cell office:value="4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02009224354391" office:value-type="float"/>
          <table:table-cell office:value="4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277608872234196" office:value-type="float"/>
          <table:table-cell office:value="4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28242571999423" office:value-type="float"/>
          <table:table-cell office:value="4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2801777132807454" office:value-type="float"/>
          <table:table-cell office:value="4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17218370670309333" office:value-type="float"/>
          <table:table-cell office:value="4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1.6119648025030486" office:value-type="float"/>
          <table:table-cell office:value="4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280380102883958" office:value-type="float"/>
          <table:table-cell office:value="4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26399225344270395" office:value-type="float"/>
          <table:table-cell office:value="4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1871359218544366" office:value-type="float"/>
          <table:table-cell office:value="4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3545117963676138" office:value-type="float"/>
          <table:table-cell office:value="5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3549785432492724" office:value-type="float"/>
          <table:table-cell office:value="5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09754122154269344" office:value-type="float"/>
          <table:table-cell office:value="5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3914397500110188" office:value-type="float"/>
          <table:table-cell office:value="5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1810567079024034" office:value-type="float"/>
          <table:table-cell office:value="5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02226470935029569" office:value-type="float"/>
          <table:table-cell office:value="5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2801366096474574" office:value-type="float"/>
          <table:table-cell office:value="5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279588351282069" office:value-type="float"/>
          <table:table-cell office:value="5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280713427684465" office:value-type="float"/>
          <table:table-cell office:value="5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4100435028340431" office:value-type="float"/>
          <table:table-cell office:value="5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0595283393534952" office:value-type="float"/>
          <table:table-cell office:value="6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</table:table>
      <table:table table:name="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14427109799108368" office:value-type="float"/>
          <table:table-cell office:value="0.008963189958422864" office:value-type="float"/>
          <table:table-cell office:value="0.014012052531929733" office:value-type="float"/>
          <table:table-cell office:value="-0.01326205879994587" office:value-type="float"/>
          <table:table-cell office:value="-0.016149145250779248" office:value-type="float"/>
          <table:table-cell office:value="-0.006173628520164915" office:value-type="float"/>
          <table:table-cell office:value="0.08085187832507638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2442710979910837" office:value-type="float"/>
          <table:table-cell office:value="0.018963189958422864" office:value-type="float"/>
          <table:table-cell office:value="0.024012052531929735" office:value-type="float"/>
          <table:table-cell office:value="-0.02326205879994587" office:value-type="float"/>
          <table:table-cell office:value="-0.02614914525077925" office:value-type="float"/>
          <table:table-cell office:value="-0.016173628520164914" office:value-type="float"/>
          <table:table-cell office:value="0.07588912182502285" office:value-type="float"/>
          <table:table-cell office:value="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3442710979910837" office:value-type="float"/>
          <table:table-cell office:value="0.028963189958422862" office:value-type="float"/>
          <table:table-cell office:value="0.03401205253192974" office:value-type="float"/>
          <table:table-cell office:value="-0.03326205879994587" office:value-type="float"/>
          <table:table-cell office:value="-0.03614914525077925" office:value-type="float"/>
          <table:table-cell office:value="-0.026173628520164915" office:value-type="float"/>
          <table:table-cell office:value="0.06969434979991145" office:value-type="float"/>
          <table:table-cell office:value="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4442710979910837" office:value-type="float"/>
          <table:table-cell office:value="0.038963189958422864" office:value-type="float"/>
          <table:table-cell office:value="0.04401205253192974" office:value-type="float"/>
          <table:table-cell office:value="-0.04326205879994587" office:value-type="float"/>
          <table:table-cell office:value="-0.046149145250779254" office:value-type="float"/>
          <table:table-cell office:value="-0.03617362852016492" office:value-type="float"/>
          <table:table-cell office:value="0.06295082674812368" office:value-type="float"/>
          <table:table-cell office:value="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4896318995842286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4617362852016492" office:value-type="float"/>
          <table:table-cell office:value="0.05688137681609107" office:value-type="float"/>
          <table:table-cell office:value="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0341597262" office:value-type="float"/>
          <table:table-cell office:value="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38555862065" office:value-type="float"/>
          <table:table-cell office:value="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2259834575" office:value-type="float"/>
          <table:table-cell office:value="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19896316726" office:value-type="float"/>
          <table:table-cell office:value="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2110260573" office:value-type="float"/>
          <table:table-cell office:value="1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19693588067" office:value-type="float"/>
          <table:table-cell office:value="1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1991385283" office:value-type="float"/>
          <table:table-cell office:value="1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2541669378" office:value-type="float"/>
          <table:table-cell office:value="1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14962336085" office:value-type="float"/>
          <table:table-cell office:value="1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6751015426646" office:value-type="float"/>
          <table:table-cell office:value="1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18343237816" office:value-type="float"/>
          <table:table-cell office:value="1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462344498" office:value-type="float"/>
          <table:table-cell office:value="1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44850326556" office:value-type="float"/>
          <table:table-cell office:value="1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4760964801" office:value-type="float"/>
          <table:table-cell office:value="1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0996173292" office:value-type="float"/>
          <table:table-cell office:value="2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29885326005" office:value-type="float"/>
          <table:table-cell office:value="2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6770622519886" office:value-type="float"/>
          <table:table-cell office:value="2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4136241684" office:value-type="float"/>
          <table:table-cell office:value="2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3440597821" office:value-type="float"/>
          <table:table-cell office:value="2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0843967393" office:value-type="float"/>
          <table:table-cell office:value="2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676812902136" office:value-type="float"/>
          <table:table-cell office:value="2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0841302051" office:value-type="float"/>
          <table:table-cell office:value="2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2336608841" office:value-type="float"/>
          <table:table-cell office:value="2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19342937563" office:value-type="float"/>
          <table:table-cell office:value="2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2841386728" office:value-type="float"/>
          <table:table-cell office:value="3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41410803945" office:value-type="float"/>
          <table:table-cell office:value="3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513712792" office:value-type="float"/>
          <table:table-cell office:value="3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19929895226" office:value-type="float"/>
          <table:table-cell office:value="3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2971649642" office:value-type="float"/>
          <table:table-cell office:value="3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25216257935" office:value-type="float"/>
          <table:table-cell office:value="3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1992695635" office:value-type="float"/>
          <table:table-cell office:value="3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0841302051" office:value-type="float"/>
          <table:table-cell office:value="3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6743171839234" office:value-type="float"/>
          <table:table-cell office:value="3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1740281495" office:value-type="float"/>
          <table:table-cell office:value="3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03315507215" office:value-type="float"/>
          <table:table-cell office:value="4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4059484108" office:value-type="float"/>
          <table:table-cell office:value="4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2076211228" office:value-type="float"/>
          <table:table-cell office:value="4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4179414704" office:value-type="float"/>
          <table:table-cell office:value="4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3890088976" office:value-type="float"/>
          <table:table-cell office:value="4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10608015646" office:value-type="float"/>
          <table:table-cell office:value="4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3240657424" office:value-type="float"/>
          <table:table-cell office:value="4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3365137552" office:value-type="float"/>
          <table:table-cell office:value="4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27785266726" office:value-type="float"/>
          <table:table-cell office:value="4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39887537994" office:value-type="float"/>
          <table:table-cell office:value="4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2441600575" office:value-type="float"/>
          <table:table-cell office:value="5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1488890809" office:value-type="float"/>
          <table:table-cell office:value="5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26417658886" office:value-type="float"/>
          <table:table-cell office:value="5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3514139339" office:value-type="float"/>
          <table:table-cell office:value="5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464522898" office:value-type="float"/>
          <table:table-cell office:value="5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1840668673" office:value-type="float"/>
          <table:table-cell office:value="5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19845745728" office:value-type="float"/>
          <table:table-cell office:value="5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27415826546" office:value-type="float"/>
          <table:table-cell office:value="5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2607331347" office:value-type="float"/>
          <table:table-cell office:value="5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724040574964" office:value-type="float"/>
          <table:table-cell office:value="5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6366744868138384" office:value-type="float"/>
          <table:table-cell office:value="6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</table:table>
      <table:table table:name="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14427109799108368" office:value-type="float"/>
          <table:table-cell office:value="0.008963189958422864" office:value-type="float"/>
          <table:table-cell office:value="0.014012052531929733" office:value-type="float"/>
          <table:table-cell office:value="-0.01326205879994587" office:value-type="float"/>
          <table:table-cell office:value="-0.016149145250779248" office:value-type="float"/>
          <table:table-cell office:value="-0.006173628520164915" office:value-type="float"/>
          <table:table-cell office:value="0.21734563915537258" office:value-type="float"/>
          <table:table-cell office:value="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2442710979910837" office:value-type="float"/>
          <table:table-cell office:value="0.018963189958422864" office:value-type="float"/>
          <table:table-cell office:value="0.024012052531929735" office:value-type="float"/>
          <table:table-cell office:value="-0.02326205879994587" office:value-type="float"/>
          <table:table-cell office:value="-0.02614914525077925" office:value-type="float"/>
          <table:table-cell office:value="-0.016173628520164914" office:value-type="float"/>
          <table:table-cell office:value="0.08103437329354884" office:value-type="float"/>
          <table:table-cell office:value="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3442710979910837" office:value-type="float"/>
          <table:table-cell office:value="0.028963189958422862" office:value-type="float"/>
          <table:table-cell office:value="0.03401205253192974" office:value-type="float"/>
          <table:table-cell office:value="-0.03326205879994587" office:value-type="float"/>
          <table:table-cell office:value="-0.03614914525077925" office:value-type="float"/>
          <table:table-cell office:value="-0.026173628520164915" office:value-type="float"/>
          <table:table-cell office:value="0.08060736701880832" office:value-type="float"/>
          <table:table-cell office:value="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4442710979910837" office:value-type="float"/>
          <table:table-cell office:value="0.038963189958422864" office:value-type="float"/>
          <table:table-cell office:value="0.04401205253192974" office:value-type="float"/>
          <table:table-cell office:value="-0.04326205879994587" office:value-type="float"/>
          <table:table-cell office:value="-0.046149145250779254" office:value-type="float"/>
          <table:table-cell office:value="-0.03617362852016492" office:value-type="float"/>
          <table:table-cell office:value="0.07332688685096803" office:value-type="float"/>
          <table:table-cell office:value="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4896318995842286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4617362852016492" office:value-type="float"/>
          <table:table-cell office:value="0.06756086652002469" office:value-type="float"/>
          <table:table-cell office:value="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7498640675" office:value-type="float"/>
          <table:table-cell office:value="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51718342181" office:value-type="float"/>
          <table:table-cell office:value="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66894081214" office:value-type="float"/>
          <table:table-cell office:value="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88137839471" office:value-type="float"/>
          <table:table-cell office:value="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89581723457" office:value-type="float"/>
          <table:table-cell office:value="1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66020595644" office:value-type="float"/>
          <table:table-cell office:value="1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70939074169" office:value-type="float"/>
          <table:table-cell office:value="1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61027223592" office:value-type="float"/>
          <table:table-cell office:value="1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66893794397" office:value-type="float"/>
          <table:table-cell office:value="1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82066213946" office:value-type="float"/>
          <table:table-cell office:value="1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77010490196" office:value-type="float"/>
          <table:table-cell office:value="1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85101791486" office:value-type="float"/>
          <table:table-cell office:value="1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60824275404" office:value-type="float"/>
          <table:table-cell office:value="1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86115363654" office:value-type="float"/>
          <table:table-cell office:value="1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85103816713" office:value-type="float"/>
          <table:table-cell office:value="2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88136645268" office:value-type="float"/>
          <table:table-cell office:value="2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6183474657" office:value-type="float"/>
          <table:table-cell office:value="2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79342120167" office:value-type="float"/>
          <table:table-cell office:value="2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69927530242" office:value-type="float"/>
          <table:table-cell office:value="2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83079157881" office:value-type="float"/>
          <table:table-cell office:value="2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68915532686" office:value-type="float"/>
          <table:table-cell office:value="2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62846310884" office:value-type="float"/>
          <table:table-cell office:value="2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56778154565" office:value-type="float"/>
          <table:table-cell office:value="2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64871299893" office:value-type="float"/>
          <table:table-cell office:value="2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74783490199" office:value-type="float"/>
          <table:table-cell office:value="3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69929259194" office:value-type="float"/>
          <table:table-cell office:value="3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62845519175" office:value-type="float"/>
          <table:table-cell office:value="3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66947541667" office:value-type="float"/>
          <table:table-cell office:value="3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64061466925" office:value-type="float"/>
          <table:table-cell office:value="3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7541273287" office:value-type="float"/>
          <table:table-cell office:value="3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7903185359" office:value-type="float"/>
          <table:table-cell office:value="3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72239737506" office:value-type="float"/>
          <table:table-cell office:value="3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75353951038" office:value-type="float"/>
          <table:table-cell office:value="3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58799613141" office:value-type="float"/>
          <table:table-cell office:value="3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5705749071811" office:value-type="float"/>
          <table:table-cell office:value="4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65882538473" office:value-type="float"/>
          <table:table-cell office:value="4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76607122275" office:value-type="float"/>
          <table:table-cell office:value="4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61834072629" office:value-type="float"/>
          <table:table-cell office:value="4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54754708842" office:value-type="float"/>
          <table:table-cell office:value="4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53742581589" office:value-type="float"/>
          <table:table-cell office:value="4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50708084124" office:value-type="float"/>
          <table:table-cell office:value="4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80485657941" office:value-type="float"/>
          <table:table-cell office:value="4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60823546646" office:value-type="float"/>
          <table:table-cell office:value="4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66894247039" office:value-type="float"/>
          <table:table-cell office:value="4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79031732741" office:value-type="float"/>
          <table:table-cell office:value="5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55764579555" office:value-type="float"/>
          <table:table-cell office:value="5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61836455568" office:value-type="float"/>
          <table:table-cell office:value="52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69928107878" office:value-type="float"/>
          <table:table-cell office:value="53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73975975756" office:value-type="float"/>
          <table:table-cell office:value="54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73973980792" office:value-type="float"/>
          <table:table-cell office:value="55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79495556633" office:value-type="float"/>
          <table:table-cell office:value="56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67621015714" office:value-type="float"/>
          <table:table-cell office:value="57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568450612773" office:value-type="float"/>
          <table:table-cell office:value="58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6385782111" office:value-type="float"/>
          <table:table-cell office:value="59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16078023439406" office:value-type="float"/>
          <table:table-cell office:value="60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</table:table-row>
      </table:table>
      <table:table table:name="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14427109799108368" office:value-type="float"/>
          <table:table-cell office:value="0.008963189958422864" office:value-type="float"/>
          <table:table-cell office:value="0.014012052531929733" office:value-type="float"/>
          <table:table-cell office:value="-0.01326205879994587" office:value-type="float"/>
          <table:table-cell office:value="-0.016149145250779248" office:value-type="float"/>
          <table:table-cell office:value="-0.006173628520164915" office:value-type="float"/>
          <table:table-cell office:value="0.06725854311177892" office:value-type="float"/>
          <table:table-cell office:value="1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</table:table-row>
        <table:table-row>
          <table:table-cell office:value="-0.02442710979910837" office:value-type="float"/>
          <table:table-cell office:value="0.018963189958422864" office:value-type="float"/>
          <table:table-cell office:value="0.024012052531929735" office:value-type="float"/>
          <table:table-cell office:value="-0.02326205879994587" office:value-type="float"/>
          <table:table-cell office:value="-0.02614914525077925" office:value-type="float"/>
          <table:table-cell office:value="-0.016173628520164914" office:value-type="float"/>
          <table:table-cell office:value="0.06251006661034443" office:value-type="float"/>
          <table:table-cell office:value="2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</table:table-row>
        <table:table-row>
          <table:table-cell office:value="-0.03442710979910837" office:value-type="float"/>
          <table:table-cell office:value="0.028963189958422862" office:value-type="float"/>
          <table:table-cell office:value="0.03401205253192974" office:value-type="float"/>
          <table:table-cell office:value="-0.03326205879994587" office:value-type="float"/>
          <table:table-cell office:value="-0.03614914525077925" office:value-type="float"/>
          <table:table-cell office:value="-0.026173628520164915" office:value-type="float"/>
          <table:table-cell office:value="0.054992851783281324" office:value-type="float"/>
          <table:table-cell office:value="3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</table:table-row>
        <table:table-row>
          <table:table-cell office:value="-0.04442710979910837" office:value-type="float"/>
          <table:table-cell office:value="0.038963189958422864" office:value-type="float"/>
          <table:table-cell office:value="0.04401205253192974" office:value-type="float"/>
          <table:table-cell office:value="-0.04326205879994587" office:value-type="float"/>
          <table:table-cell office:value="-0.046149145250779254" office:value-type="float"/>
          <table:table-cell office:value="-0.03617362852016492" office:value-type="float"/>
          <table:table-cell office:value="0.02358172834136245" office:value-type="float"/>
          <table:table-cell office:value="4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</table:table-row>
        <table:table-row>
          <table:table-cell office:value="-0.05" office:value-type="float"/>
          <table:table-cell office:value="0.04896318995842286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4617362852016492" office:value-type="float"/>
          <table:table-cell office:value="0.017464153255560347" office:value-type="float"/>
          <table:table-cell office:value="5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2084323411106115" office:value-type="float"/>
          <table:table-cell office:value="6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8256378902338985" office:value-type="float"/>
          <table:table-cell office:value="7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12667643365806905" office:value-type="float"/>
          <table:table-cell office:value="8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3820063685559596" office:value-type="float"/>
          <table:table-cell office:value="9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270023641938018" office:value-type="float"/>
          <table:table-cell office:value="1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09438702132414975" office:value-type="float"/>
          <table:table-cell office:value="11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07762633745905273" office:value-type="float"/>
          <table:table-cell office:value="12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5470154174523534" office:value-type="float"/>
          <table:table-cell office:value="13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739065906446193" office:value-type="float"/>
          <table:table-cell office:value="14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7847846002471343" office:value-type="float"/>
          <table:table-cell office:value="15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6466922692560296" office:value-type="float"/>
          <table:table-cell office:value="16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58002920717175" office:value-type="float"/>
          <table:table-cell office:value="17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3577795751092534" office:value-type="float"/>
          <table:table-cell office:value="18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5367455607527995" office:value-type="float"/>
          <table:table-cell office:value="19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4998078247560381" office:value-type="float"/>
          <table:table-cell office:value="2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644901151625744" office:value-type="float"/>
          <table:table-cell office:value="21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7372168317514092" office:value-type="float"/>
          <table:table-cell office:value="22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26195430093354906" office:value-type="float"/>
          <table:table-cell office:value="23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785534377825044" office:value-type="float"/>
          <table:table-cell office:value="24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1512566734933484" office:value-type="float"/>
          <table:table-cell office:value="25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7489502501867815" office:value-type="float"/>
          <table:table-cell office:value="26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793077232246862" office:value-type="float"/>
          <table:table-cell office:value="27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826884298393578" office:value-type="float"/>
          <table:table-cell office:value="28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7139933248993995" office:value-type="float"/>
          <table:table-cell office:value="29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3949716158232817" office:value-type="float"/>
          <table:table-cell office:value="30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07485929368216036" office:value-type="float"/>
          <table:table-cell office:value="31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7265212349666735" office:value-type="float"/>
          <table:table-cell office:value="32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7854874745608935" office:value-type="float"/>
          <table:table-cell office:value="33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8084800789713307" office:value-type="float"/>
          <table:table-cell office:value="34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631870879174216" office:value-type="float"/>
          <table:table-cell office:value="35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7801104945889358" office:value-type="float"/>
          <table:table-cell office:value="36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17732325146472494" office:value-type="float"/>
          <table:table-cell office:value="37" office:value-type="float"/>
          <table:table-cell office:value="-1.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3-11T17:25:23.191325</meta:creation-date>
    <dc:date>2024-03-11T17:25:23.310180</dc:date>
    <meta:generator>http://pypi.python.org/pypi/ezodf/0.1.0$Python3.8.10 (default, Nov 22 2023, 10:22:35) 
[GCC 9.4.0]</meta:generator>
    <meta:document-statistic/>
    <meta:editing-cycles>1</meta:editing-cycles>
  </office:meta>
</office:document-meta>
</file>